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oulosSIL" svg:font-family="DoulosSIL"/>
    <style:font-face style:name="LiSungLight" svg:font-family="LiSungLight"/>
    <style:font-face style:name="F" svg:font-family="" style:font-family-generic="roman"/>
    <style:font-face style:name="TimesNewRomanPSMT1" svg:font-family="TimesNewRomanPSMT" style:font-family-generic="roman"/>
    <style:font-face style:name="DoulosSIL1" svg:font-family="DoulosSIL" style:font-family-generic="swiss"/>
    <style:font-face style:name="TimesNewRomanPS-ItalicMT" svg:font-family="TimesNewRomanPS-ItalicMT" style:font-family-generic="swiss"/>
    <style:font-face style:name="TimesNewRomanPSMT" svg:font-family="TimesNewRomanPS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T1" style:family="text">
      <style:text-properties style:font-name="TimesNewRomanPSMT" fo:font-size="6.5pt" style:font-name-asian="TimesNewRomanPSMT" style:font-size-asian="6.5pt" style:font-name-complex="TimesNewRomanPSMT" style:font-size-complex="3.70000004768372pt"/>
    </style:style>
  </office:automatic-styles>
  <office:body>
    <office:spreadsheet>
      <table:table table:name="Feuille1" table:style-name="ta1" table:print="false">
        <table:table-column table:style-name="co1" table:number-columns-repeated="14" table:default-cell-style-name="Default"/>
        <table:table-row table:style-name="ro1">
          <table:table-cell table:style-name="ce1"/>
          <table:table-cell table:number-columns-repeated="2"/>
          <table:table-cell office:value-type="string">
            <text:p>养蒿</text:p>
          </table:table-cell>
          <table:table-cell office:value-type="string">
            <text:p>吉卫</text:p>
          </table:table-cell>
          <table:table-cell office:value-type="string">
            <text:p>白苗</text:p>
          </table:table-cell>
          <table:table-cell office:value-type="string">
            <text:p>宗地</text:p>
          </table:table-cell>
          <table:table-cell office:value-type="string">
            <text:p>复员</text:p>
          </table:table-cell>
          <table:table-cell office:value-type="string">
            <text:p>炯奈</text:p>
          </table:table-cell>
          <table:table-cell office:value-type="string">
            <text:p>巴哼</text:p>
          </table:table-cell>
          <table:table-cell office:value-type="string">
            <text:p>罗香</text:p>
          </table:table-cell>
          <table:table-cell office:value-type="string">
            <text:p>览金</text:p>
          </table:table-cell>
          <table:table-cell office:value-type="string">
            <text:p>标敏</text:p>
          </table:table-cell>
          <table:table-cell office:value-type="string">
            <text:p>藻敏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<text:s/>to know </text:p>
          </table:table-cell>
          <table:table-cell office:value-type="string">
            <text:p>pei</text:p>
          </table:table-cell>
          <table:table-cell office:value-type="string">
            <text:p>(12/17)</text:p>
          </table:table-cell>
          <table:table-cell office:value-type="string">
            <text:p>pu1</text:p>
          </table:table-cell>
          <table:table-cell office:value-type="string">
            <text:p>--</text:p>
          </table:table-cell>
          <table:table-cell office:value-type="string">
            <text:p>pau1</text:p>
          </table:table-cell>
          <table:table-cell office:value-type="string">
            <text:p>pɔ1a</text:p>
          </table:table-cell>
          <table:table-cell office:value-type="string">
            <text:p>--</text:p>
          </table:table-cell>
          <table:table-cell office:value-type="string">
            <text:p>pe1</text:p>
          </table:table-cell>
          <table:table-cell office:value-type="string">
            <text:p>pɪ1</text:p>
          </table:table-cell>
          <table:table-cell table:number-columns-repeated="2" office:value-type="string">
            <text:p>pei1</text:p>
          </table:table-cell>
          <table:table-cell office:value-type="string">
            <text:p>pəәi1</text:p>
          </table:table-cell>
          <table:table-cell office:value-type="string">
            <text:p>bɛi1</text:p>
          </table:table-cell>
        </table:table-row>
        <table:table-row table:style-name="ro1">
          <table:table-cell table:style-name="ce1" office:value-type="string">
            <text:p><text:s/>molar tooth </text:p>
          </table:table-cell>
          <table:table-cell office:value-type="string">
            <text:p>pæ</text:p>
          </table:table-cell>
          <table:table-cell office:value-type="float" office:value="-5">
            <text:p>-5</text:p>
          </table:table-cell>
          <table:table-cell office:value-type="string">
            <text:p>--</text:p>
          </table:table-cell>
          <table:table-cell office:value-type="string">
            <text:p>pa2</text:p>
          </table:table-cell>
          <table:table-cell office:value-type="string">
            <text:p>pua1</text:p>
          </table:table-cell>
          <table:table-cell table:number-columns-repeated="7" office:value-type="string">
            <text:p>--</text:p>
          </table:table-cell>
          <table:table-cell office:value-type="string">
            <text:p>ba1</text:p>
          </table:table-cell>
        </table:table-row>
        <table:table-row table:style-name="ro1">
          <table:table-cell table:style-name="ce1" office:value-type="string">
            <text:p><text:s/>full </text:p>
          </table:table-cell>
          <table:table-cell office:value-type="string">
            <text:p>pu̯ɛŋX</text:p>
          </table:table-cell>
          <table:table-cell office:value-type="float" office:value="-22">
            <text:p>-22</text:p>
          </table:table-cell>
          <table:table-cell office:value-type="string">
            <text:p>pɛ3</text:p>
          </table:table-cell>
          <table:table-cell office:value-type="string">
            <text:p>pe3</text:p>
          </table:table-cell>
          <table:table-cell office:value-type="string">
            <text:p>pu3</text:p>
          </table:table-cell>
          <table:table-cell office:value-type="string">
            <text:p>poŋ3a</text:p>
          </table:table-cell>
          <table:table-cell office:value-type="string">
            <text:p>paŋB</text:p>
          </table:table-cell>
          <table:table-cell office:value-type="string">
            <text:p>paŋ3</text:p>
          </table:table-cell>
          <table:table-cell office:value-type="string">
            <text:p>pɔ̃3</text:p>
          </table:table-cell>
          <table:table-cell office:value-type="string">
            <text:p>pwəәŋ3</text:p>
          </table:table-cell>
          <table:table-cell table:number-columns-repeated="2" office:value-type="string">
            <text:p>pɔŋ3</text:p>
          </table:table-cell>
          <table:table-cell office:value-type="string">
            <text:p>baŋ3</text:p>
          </table:table-cell>
        </table:table-row>
        <table:table-row table:style-name="ro1">
          <table:table-cell table:style-name="ce1" office:value-type="string">
            <text:p><text:s/>to shoot </text:p>
          </table:table-cell>
          <table:table-cell office:value-type="string">
            <text:p>pəәnX</text:p>
          </table:table-cell>
          <table:table-cell office:value-type="float" office:value="-21">
            <text:p>-21</text:p>
          </table:table-cell>
          <table:table-cell office:value-type="string">
            <text:p>paŋ3</text:p>
          </table:table-cell>
          <table:table-cell office:value-type="string">
            <text:p>pɑŋ3</text:p>
          </table:table-cell>
          <table:table-cell office:value-type="string">
            <text:p>pɔ3</text:p>
          </table:table-cell>
          <table:table-cell office:value-type="string">
            <text:p>poŋ3a</text:p>
          </table:table-cell>
          <table:table-cell office:value-type="string">
            <text:p>poŋB</text:p>
          </table:table-cell>
          <table:table-cell office:value-type="string">
            <text:p>poŋ3</text:p>
          </table:table-cell>
          <table:table-cell office:value-type="string">
            <text:p>pɔ̃3</text:p>
          </table:table-cell>
          <table:table-cell office:value-type="string">
            <text:p>pwan3</text:p>
          </table:table-cell>
          <table:table-cell office:value-type="string">
            <text:p>fan3</text:p>
          </table:table-cell>
          <table:table-cell office:value-type="string">
            <text:p>--</text:p>
          </table:table-cell>
          <table:table-cell office:value-type="string">
            <text:p>bun3</text:p>
          </table:table-cell>
        </table:table-row>
        <table:table-row table:style-name="ro1">
          <table:table-cell table:style-name="ce1" office:value-type="string">
            <text:p><text:s/>to sleep/lie down </text:p>
          </table:table-cell>
          <table:table-cell office:value-type="string">
            <text:p>pu̯eiH</text:p>
          </table:table-cell>
          <table:table-cell office:value-type="float" office:value="-8">
            <text:p>-8</text:p>
          </table:table-cell>
          <table:table-cell office:value-type="string">
            <text:p>pi5</text:p>
          </table:table-cell>
          <table:table-cell office:value-type="string">
            <text:p>pəә5</text:p>
          </table:table-cell>
          <table:table-cell office:value-type="string">
            <text:p>pɯ5</text:p>
          </table:table-cell>
          <table:table-cell office:value-type="string">
            <text:p>pu5a</text:p>
          </table:table-cell>
          <table:table-cell office:value-type="string">
            <text:p>puC</text:p>
          </table:table-cell>
          <table:table-cell office:value-type="string">
            <text:p>pau5</text:p>
          </table:table-cell>
          <table:table-cell office:value-type="string">
            <text:p>pɛ5</text:p>
          </table:table-cell>
          <table:table-cell office:value-type="string">
            <text:p>pwei5’</text:p>
          </table:table-cell>
          <table:table-cell office:value-type="string">
            <text:p>fei5</text:p>
          </table:table-cell>
          <table:table-cell office:value-type="string">
            <text:p>--</text:p>
          </table:table-cell>
          <table:table-cell office:value-type="string">
            <text:p>bui5</text:p>
          </table:table-cell>
        </table:table-row>
        <table:table-row table:style-name="ro1">
          <table:table-cell table:style-name="ce1" office:value-type="string">
            <text:p><text:s/>1PL (we/us) </text:p>
          </table:table-cell>
          <table:table-cell office:value-type="string">
            <text:p>N-pɔu</text:p>
          </table:table-cell>
          <table:table-cell office:value-type="float" office:value="-3">
            <text:p>-3</text:p>
          </table:table-cell>
          <table:table-cell office:value-type="string">
            <text:p>pi1</text:p>
          </table:table-cell>
          <table:table-cell office:value-type="string">
            <text:p>pɯ1</text:p>
          </table:table-cell>
          <table:table-cell office:value-type="string">
            <text:p>pe1</text:p>
          </table:table-cell>
          <table:table-cell office:value-type="string">
            <text:p>pæ1a</text:p>
          </table:table-cell>
          <table:table-cell office:value-type="string">
            <text:p>peiA</text:p>
          </table:table-cell>
          <table:table-cell office:value-type="string">
            <text:p>pa1</text:p>
          </table:table-cell>
          <table:table-cell office:value-type="string">
            <text:p>pɯ5</text:p>
          </table:table-cell>
          <table:table-cell office:value-type="string">
            <text:p>--</text:p>
          </table:table-cell>
          <table:table-cell office:value-type="string">
            <text:p>pu1</text:p>
          </table:table-cell>
          <table:table-cell office:value-type="string">
            <text:p>--</text:p>
          </table:table-cell>
          <table:table-cell office:value-type="string">
            <text:p>bu1</text:p>
          </table:table-cell>
        </table:table-row>
        <table:table-row table:style-name="ro1">
          <table:table-cell table:style-name="ce1" office:value-type="string">
            <text:p><text:s/>husband </text:p>
          </table:table-cell>
          <table:table-cell office:value-type="string">
            <text:p>N-poX</text:p>
          </table:table-cell>
          <table:table-cell office:value-type="float" office:value="-7">
            <text:p>-7</text:p>
          </table:table-cell>
          <table:table-cell office:value-type="string">
            <text:p>--</text:p>
          </table:table-cell>
          <table:table-cell office:value-type="string">
            <text:p>po3</text:p>
          </table:table-cell>
          <table:table-cell table:number-columns-repeated="7" office:value-type="string">
            <text:p>--</text:p>
          </table:table-cell>
          <table:table-cell office:value-type="string">
            <text:p>bu3</text:p>
          </table:table-cell>
          <table:table-cell office:value-type="string">
            <text:p>--</text:p>
          </table:table-cell>
        </table:table-row>
        <table:table-row table:style-name="ro1">
          <table:table-cell table:style-name="ce1" office:value-type="string">
            <text:p><text:s/>soybean </text:p>
          </table:table-cell>
          <table:table-cell office:value-type="string">
            <text:p>N-peiX</text:p>
          </table:table-cell>
          <table:table-cell office:value-type="string">
            <text:p>(12/17)</text:p>
          </table:table-cell>
          <table:table-cell office:value-type="string">
            <text:p>pu3</text:p>
          </table:table-cell>
          <table:table-cell office:value-type="string">
            <text:p>--</text:p>
          </table:table-cell>
          <table:table-cell office:value-type="string">
            <text:p>pau3</text:p>
          </table:table-cell>
          <table:table-cell table:number-columns-repeated="5" office:value-type="string">
            <text:p>--</text:p>
          </table:table-cell>
          <table:table-cell office:value-type="string">
            <text:p>bei3</text:p>
          </table:table-cell>
          <table:table-cell office:value-type="string">
            <text:p>bi3</text:p>
          </table:table-cell>
          <table:table-cell office:value-type="string">
            <text:p>mɛi3</text:p>
          </table:table-cell>
        </table:table-row>
        <table:table-row table:style-name="ro1">
          <table:table-cell table:style-name="ce1" office:value-type="string">
            <text:p><text:s/>􀏵 hundred </text:p>
          </table:table-cell>
          <table:table-cell office:value-type="string">
            <text:p>pæk</text:p>
          </table:table-cell>
          <table:table-cell office:value-type="float" office:value="-5">
            <text:p>-5</text:p>
          </table:table-cell>
          <table:table-cell table:number-columns-repeated="2" office:value-type="string">
            <text:p>pa5</text:p>
          </table:table-cell>
          <table:table-cell office:value-type="string">
            <text:p>pua5</text:p>
          </table:table-cell>
          <table:table-cell office:value-type="string">
            <text:p>pa5a</text:p>
          </table:table-cell>
          <table:table-cell office:value-type="string">
            <text:p>piC</text:p>
          </table:table-cell>
          <table:table-cell office:value-type="string">
            <text:p>pa5</text:p>
          </table:table-cell>
          <table:table-cell office:value-type="string">
            <text:p>pe5</text:p>
          </table:table-cell>
          <table:table-cell office:value-type="string">
            <text:p>pɛ7</text:p>
          </table:table-cell>
          <table:table-cell office:value-type="string">
            <text:p>pe7</text:p>
          </table:table-cell>
          <table:table-cell office:value-type="string">
            <text:p>pɛ7</text:p>
          </table:table-cell>
          <table:table-cell office:value-type="string">
            <text:p>ba7</text:p>
          </table:table-cell>
        </table:table-row>
        <table:table-row table:style-name="ro1">
          <table:table-cell table:style-name="ce1" office:value-type="string">
            <text:p><text:s/>to fall </text:p>
          </table:table-cell>
          <table:table-cell office:value-type="string">
            <text:p>pʉŋA</text:p>
          </table:table-cell>
          <table:table-cell office:value-type="float" office:value="-30">
            <text:p>-30</text:p>
          </table:table-cell>
          <table:table-cell table:number-columns-repeated="2" office:value-type="string">
            <text:p>--</text:p>
          </table:table-cell>
          <table:table-cell office:value-type="string">
            <text:p>pɔŋ1</text:p>
          </table:table-cell>
          <table:table-cell office:value-type="string">
            <text:p>paŋ1a</text:p>
          </table:table-cell>
          <table:table-cell office:value-type="string">
            <text:p>poŋA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s/>to feed </text:p>
          </table:table-cell>
          <table:table-cell office:value-type="string">
            <text:p>pɛŋA</text:p>
          </table:table-cell>
          <table:table-cell office:value-type="float" office:value="-22">
            <text:p>-22</text:p>
          </table:table-cell>
          <table:table-cell office:value-type="string">
            <text:p>pɛ1</text:p>
          </table:table-cell>
          <table:table-cell office:value-type="string">
            <text:p>--</text:p>
          </table:table-cell>
          <table:table-cell office:value-type="string">
            <text:p>pu1</text:p>
          </table:table-cell>
          <table:table-cell table:number-columns-repeated="4" office:value-type="string">
            <text:p>--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s/>thigh </text:p>
          </table:table-cell>
          <table:table-cell office:value-type="string">
            <text:p>pæA</text:p>
          </table:table-cell>
          <table:table-cell office:value-type="float" office:value="-5">
            <text:p>-5</text:p>
          </table:table-cell>
          <table:table-cell table:number-columns-repeated="2" office:value-type="string">
            <text:p>pa1</text:p>
          </table:table-cell>
          <table:table-cell office:value-type="string">
            <text:p>pua1</text:p>
          </table:table-cell>
          <table:table-cell office:value-type="string">
            <text:p>pa1a</text:p>
          </table:table-cell>
          <table:table-cell table:number-columns-repeated="2" office:value-type="string">
            <text:p>--</text:p>
          </table:table-cell>
          <table:table-cell office:value-type="string">
            <text:p>pe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s/>to open (door) </text:p>
          </table:table-cell>
          <table:table-cell office:value-type="string">
            <text:p>powD</text:p>
          </table:table-cell>
          <table:table-cell office:value-type="float" office:value="-13">
            <text:p>-13</text:p>
          </table:table-cell>
          <table:table-cell table:number-columns-repeated="2" office:value-type="string">
            <text:p>pu7</text:p>
          </table:table-cell>
          <table:table-cell table:number-columns-repeated="2" office:value-type="string">
            <text:p>--</text:p>
          </table:table-cell>
          <table:table-cell office:value-type="string">
            <text:p>poD</text:p>
          </table:table-cell>
          <table:table-cell office:value-type="string">
            <text:p>--</text:p>
          </table:table-cell>
          <table:table-cell office:value-type="string">
            <text:p>pɔ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s/>􀠬 air </text:p>
          </table:table-cell>
          <table:table-cell office:value-type="string">
            <text:p>poŋC</text:p>
          </table:table-cell>
          <table:table-cell office:value-type="float" office:value="-28">
            <text:p>-28</text:p>
          </table:table-cell>
          <table:table-cell office:value-type="string">
            <text:p>poŋ5</text:p>
          </table:table-cell>
          <table:table-cell office:value-type="string">
            <text:p>--</text:p>
          </table:table-cell>
          <table:table-cell office:value-type="string">
            <text:p>pa5</text:p>
          </table:table-cell>
          <table:table-cell office:value-type="string">
            <text:p>paŋ5a</text:p>
          </table:table-cell>
          <table:table-cell office:value-type="string">
            <text:p>poŋC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s/>to burn </text:p>
          </table:table-cell>
          <table:table-cell office:value-type="string">
            <text:p>pɔuB</text:p>
          </table:table-cell>
          <table:table-cell office:value-type="float" office:value="-3">
            <text:p>-3</text:p>
          </table:table-cell>
          <table:table-cell table:number-columns-repeated="7"/>
          <table:table-cell table:number-columns-repeated="2" office:value-type="string">
            <text:p>pu3</text:p>
          </table:table-cell>
          <table:table-cell office:value-type="string">
            <text:p>pau3</text:p>
          </table:table-cell>
          <table:table-cell office:value-type="string">
            <text:p>bu3</text:p>
          </table:table-cell>
        </table:table-row>
        <table:table-row table:style-name="ro1">
          <table:table-cell table:style-name="ce1" office:value-type="string">
            <text:p><text:s/>􁕖 whip </text:p>
          </table:table-cell>
          <table:table-cell office:value-type="string">
            <text:p>pinA</text:p>
          </table:table-cell>
          <table:table-cell office:value-type="float" office:value="-18">
            <text:p>-18</text:p>
          </table:table-cell>
          <table:table-cell table:number-columns-repeated="7"/>
          <table:table-cell office:value-type="string">
            <text:p>biŋ1</text:p>
          </table:table-cell>
          <table:table-cell table:number-columns-repeated="2" office:value-type="string">
            <text:p>pin1</text:p>
          </table:table-cell>
          <table:table-cell office:value-type="string">
            <text:p>--</text:p>
          </table:table-cell>
        </table:table-row>
        <table:table-row table:style-name="ro1">
          <table:table-cell table:style-name="ce1" office:value-type="string">
            <text:p><text:s/>􀗴 axe </text:p>
          </table:table-cell>
          <table:table-cell office:value-type="string">
            <text:p>pouB</text:p>
          </table:table-cell>
          <table:table-cell office:value-type="float" office:value="-13">
            <text:p>-13</text:p>
          </table:table-cell>
          <table:table-cell table:number-columns-repeated="7"/>
          <table:table-cell office:value-type="string">
            <text:p>pou3</text:p>
          </table:table-cell>
          <table:table-cell office:value-type="string">
            <text:p>pɔu3</text:p>
          </table:table-cell>
          <table:table-cell office:value-type="string">
            <text:p>bəәu3</text:p>
          </table:table-cell>
          <table:table-cell office:value-type="string">
            <text:p>pu3</text:p>
          </table:table-cell>
        </table:table-row>
        <table:table-row table:style-name="ro1">
          <table:table-cell table:style-name="ce1" office:value-type="string">
            <text:p><text:s/>to hide oneself </text:p>
          </table:table-cell>
          <table:table-cell office:value-type="string">
            <text:p>piŋC</text:p>
          </table:table-cell>
          <table:table-cell office:value-type="float" office:value="-18">
            <text:p>-18</text:p>
          </table:table-cell>
          <table:table-cell table:number-columns-repeated="7"/>
          <table:table-cell office:value-type="string">
            <text:p>piːŋ5</text:p>
          </table:table-cell>
          <table:table-cell office:value-type="string">
            <text:p>--</text:p>
          </table:table-cell>
          <table:table-cell office:value-type="string">
            <text:p>pjɛ5</text:p>
          </table:table-cell>
          <table:table-cell office:value-type="string">
            <text:p>bɔŋ5</text:p>
          </table:table-cell>
        </table:table-row>
        <table:table-row table:style-name="ro1">
          <table:table-cell table:style-name="ce1" office:value-type="string">
            <text:p><text:s/>􀗳 to let go </text:p>
          </table:table-cell>
          <table:table-cell office:value-type="string">
            <text:p>puŋC</text:p>
          </table:table-cell>
          <table:table-cell office:value-type="float" office:value="-21">
            <text:p>-21</text:p>
          </table:table-cell>
          <table:table-cell table:number-columns-repeated="7"/>
          <table:table-cell office:value-type="string">
            <text:p>puŋ5’</text:p>
          </table:table-cell>
          <table:table-cell office:value-type="string">
            <text:p>puŋ5</text:p>
          </table:table-cell>
          <table:table-cell office:value-type="string">
            <text:p>pəә5</text:p>
          </table:table-cell>
          <table:table-cell office:value-type="string">
            <text:p>bɔŋ5</text:p>
          </table:table-cell>
        </table:table-row>
        <table:table-row table:style-name="ro1">
          <table:table-cell office:value-type="string">
            <text:p><text:s/>􀋪 CLF-quilts </text:p>
          </table:table-cell>
          <table:table-cell office:value-type="string">
            <text:p>phəәan</text:p>
          </table:table-cell>
          <table:table-cell office:value-type="float" office:value="-21">
            <text:p>-21</text:p>
          </table:table-cell>
          <table:table-cell office:value-type="string">
            <text:p>phaŋ1</text:p>
          </table:table-cell>
          <table:table-cell office:value-type="string">
            <text:p>--</text:p>
          </table:table-cell>
          <table:table-cell office:value-type="string">
            <text:p>phɔ1</text:p>
          </table:table-cell>
          <table:table-cell office:value-type="string">
            <text:p>--</text:p>
          </table:table-cell>
          <table:table-cell office:value-type="string">
            <text:p>phoŋA</text:p>
          </table:table-cell>
          <table:table-cell office:value-type="string">
            <text:p>--</text:p>
          </table:table-cell>
          <table:table-cell office:value-type="string">
            <text:p>phɯ5</text:p>
          </table:table-cell>
          <table:table-cell office:value-type="string">
            <text:p>phaːn1</text:p>
          </table:table-cell>
          <table:table-cell office:value-type="string">
            <text:p>--</text:p>
          </table:table-cell>
          <table:table-cell office:value-type="string">
            <text:p>phəәu1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<text:s/>􁄍 to split/chop </text:p>
          </table:table-cell>
          <table:table-cell office:value-type="string">
            <text:p>phek</text:p>
          </table:table-cell>
          <table:table-cell office:value-type="float" office:value="-2">
            <text:p>-2</text:p>
          </table:table-cell>
          <table:table-cell table:number-columns-repeated="2" office:value-type="string">
            <text:p>pha1</text:p>
          </table:table-cell>
          <table:table-cell office:value-type="string">
            <text:p>tshi1</text:p>
          </table:table-cell>
          <table:table-cell office:value-type="string">
            <text:p>--</text:p>
          </table:table-cell>
          <table:table-cell office:value-type="string">
            <text:p>phoA</text:p>
          </table:table-cell>
          <table:table-cell table:number-columns-repeated="2" office:value-type="string">
            <text:p>--</text:p>
          </table:table-cell>
          <table:table-cell office:value-type="string">
            <text:p>phi7</text:p>
          </table:table-cell>
          <table:table-cell table:number-columns-repeated="3" office:value-type="string">
            <text:p>--</text:p>
          </table:table-cell>
        </table:table-row>
        <table:table-row table:style-name="ro1">
          <table:table-cell office:value-type="string">
            <text:p><text:s/>􀥎 to cut open </text:p>
          </table:table-cell>
          <table:table-cell office:value-type="string">
            <text:p>phajH</text:p>
          </table:table-cell>
          <table:table-cell office:value-type="float" office:value="-15">
            <text:p>-15</text:p>
          </table:table-cell>
          <table:table-cell table:number-columns-repeated="2" office:value-type="string">
            <text:p>pha5</text:p>
          </table:table-cell>
          <table:table-cell office:value-type="string">
            <text:p>phua5</text:p>
          </table:table-cell>
          <table:table-cell office:value-type="string">
            <text:p>pa5b</text:p>
          </table:table-cell>
          <table:table-cell office:value-type="string">
            <text:p>phaC</text:p>
          </table:table-cell>
          <table:table-cell table:number-columns-repeated="2" office:value-type="string">
            <text:p>pha5</text:p>
          </table:table-cell>
          <table:table-cell office:value-type="string">
            <text:p>phaːi5</text:p>
          </table:table-cell>
          <table:table-cell office:value-type="string">
            <text:p>paːi5’</text:p>
          </table:table-cell>
          <table:table-cell office:value-type="string">
            <text:p>pha5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<text:s/>to push earth aside </text:p>
          </table:table-cell>
          <table:table-cell office:value-type="string">
            <text:p>phʉA</text:p>
          </table:table-cell>
          <table:table-cell office:value-type="float" office:value="-8">
            <text:p>-8</text:p>
          </table:table-cell>
          <table:table-cell office:value-type="string">
            <text:p>phɛ1</text:p>
          </table:table-cell>
          <table:table-cell office:value-type="string">
            <text:p>--</text:p>
          </table:table-cell>
          <table:table-cell office:value-type="string">
            <text:p>phua1</text:p>
          </table:table-cell>
          <table:table-cell office:value-type="string">
            <text:p>pou1b</text:p>
          </table:table-cell>
          <table:table-cell office:value-type="string">
            <text:p>--</text:p>
          </table:table-cell>
          <table:table-cell office:value-type="string">
            <text:p>phau1</text:p>
          </table:table-cell>
          <table:table-cell office:value-type="string">
            <text:p>phɪ1</text:p>
          </table:table-cell>
          <table:table-cell table:number-columns-repeated="4"/>
        </table:table-row>
        <table:table-row table:style-name="ro1">
          <table:table-cell office:value-type="string">
            <text:p><text:s/>thunder </text:p>
          </table:table-cell>
          <table:table-cell office:value-type="string">
            <text:p>S-phoA</text:p>
          </table:table-cell>
          <table:table-cell office:value-type="float" office:value="-7">
            <text:p>-7</text:p>
          </table:table-cell>
          <table:table-cell office:value-type="string">
            <text:p>ho1</text:p>
          </table:table-cell>
          <table:table-cell office:value-type="string">
            <text:p>so1</text:p>
          </table:table-cell>
          <table:table-cell office:value-type="string">
            <text:p>sɔ1</text:p>
          </table:table-cell>
          <table:table-cell office:value-type="string">
            <text:p>so1b</text:p>
          </table:table-cell>
          <table:table-cell office:value-type="string">
            <text:p>suA</text:p>
          </table:table-cell>
          <table:table-cell office:value-type="string">
            <text:p>xu1</text:p>
          </table:table-cell>
          <table:table-cell office:value-type="string">
            <text:p>(mo1)</text:p>
          </table:table-cell>
          <table:table-cell table:number-columns-repeated="4"/>
        </table:table-row>
        <table:table-row table:style-name="ro1">
          <table:table-cell office:value-type="string">
            <text:p><text:s/>thread </text:p>
          </table:table-cell>
          <table:table-cell office:value-type="string">
            <text:p>S-phoB</text:p>
          </table:table-cell>
          <table:table-cell office:value-type="float" office:value="-7">
            <text:p>-7</text:p>
          </table:table-cell>
          <table:table-cell office:value-type="string">
            <text:p>fhəә3</text:p>
          </table:table-cell>
          <table:table-cell office:value-type="string">
            <text:p>so3</text:p>
          </table:table-cell>
          <table:table-cell office:value-type="string">
            <text:p>sɔ3</text:p>
          </table:table-cell>
          <table:table-cell office:value-type="string">
            <text:p>so3b</text:p>
          </table:table-cell>
          <table:table-cell office:value-type="string">
            <text:p>suB</text:p>
          </table:table-cell>
          <table:table-cell office:value-type="string">
            <text:p>--</text:p>
          </table:table-cell>
          <table:table-cell office:value-type="string">
            <text:p>(mo3)</text:p>
          </table:table-cell>
          <table:table-cell table:number-columns-repeated="4"/>
        </table:table-row>
        <table:table-row table:style-name="ro1">
          <table:table-cell office:value-type="string">
            <text:p><text:s/>to twist/rub </text:p>
          </table:table-cell>
          <table:table-cell office:value-type="string">
            <text:p>S-phu̯aA</text:p>
          </table:table-cell>
          <table:table-cell office:value-type="float" office:value="-15">
            <text:p>-15</text:p>
          </table:table-cell>
          <table:table-cell office:value-type="string">
            <text:p>fha1</text:p>
          </table:table-cell>
          <table:table-cell office:value-type="string">
            <text:p>--</text:p>
          </table:table-cell>
          <table:table-cell office:value-type="string">
            <text:p>sua1</text:p>
          </table:table-cell>
          <table:table-cell office:value-type="string">
            <text:p>sa1b</text:p>
          </table:table-cell>
          <table:table-cell office:value-type="string">
            <text:p>saA</text:p>
          </table:table-cell>
          <table:table-cell office:value-type="string">
            <text:p>va1’</text:p>
          </table:table-cell>
          <table:table-cell office:value-type="string">
            <text:p>--</text:p>
          </table:table-cell>
          <table:table-cell table:number-columns-repeated="4"/>
        </table:table-row>
        <table:table-row table:style-name="ro1">
          <table:table-cell table:style-name="ce1" office:value-type="string">
            <text:p>􀖂 to carry in 2 hands </text:p>
          </table:table-cell>
          <table:table-cell office:value-type="string">
            <text:p>phu̯ɛŋB</text:p>
          </table:table-cell>
          <table:table-cell office:value-type="float" office:value="-22">
            <text:p>-22</text:p>
          </table:table-cell>
          <table:table-cell table:number-columns-repeated="7"/>
          <table:table-cell office:value-type="string">
            <text:p>phwəәŋ3</text:p>
          </table:table-cell>
          <table:table-cell office:value-type="string">
            <text:p>pɔŋ3</text:p>
          </table:table-cell>
          <table:table-cell office:value-type="string">
            <text:p>phɔŋ3</text:p>
          </table:table-cell>
          <table:table-cell office:value-type="string">
            <text:p>--</text:p>
          </table:table-cell>
        </table:table-row>
        <table:table-row table:style-name="ro1">
          <table:table-cell table:style-name="ce1" office:value-type="string">
            <text:p>􀗚 to sweep </text:p>
          </table:table-cell>
          <table:table-cell office:value-type="string">
            <text:p>phu̯əәtD</text:p>
          </table:table-cell>
          <table:table-cell office:value-type="float" office:value="-7">
            <text:p>-7</text:p>
          </table:table-cell>
          <table:table-cell table:number-columns-repeated="7"/>
          <table:table-cell office:value-type="string">
            <text:p>phut7</text:p>
          </table:table-cell>
          <table:table-cell table:number-columns-repeated="3" office:value-type="string">
            <text:p>--</text:p>
          </table:table-cell>
        </table:table-row>
        <table:table-row table:style-name="ro1">
          <table:table-cell office:value-type="string">
            <text:p><text:s/>flower </text:p>
          </table:table-cell>
          <table:table-cell office:value-type="string">
            <text:p>bi̯aŋ</text:p>
          </table:table-cell>
          <table:table-cell office:value-type="float" office:value="-24">
            <text:p>-24</text:p>
          </table:table-cell>
          <table:table-cell office:value-type="string">
            <text:p>paŋ2</text:p>
          </table:table-cell>
          <table:table-cell office:value-type="string">
            <text:p>pei2</text:p>
          </table:table-cell>
          <table:table-cell office:value-type="string">
            <text:p>pa2</text:p>
          </table:table-cell>
          <table:table-cell office:value-type="string">
            <text:p>pua2</text:p>
          </table:table-cell>
          <table:table-cell office:value-type="string">
            <text:p>venA</text:p>
          </table:table-cell>
          <table:table-cell office:value-type="string">
            <text:p>pen2</text:p>
          </table:table-cell>
          <table:table-cell office:value-type="string">
            <text:p>pɛ2</text:p>
          </table:table-cell>
          <table:table-cell office:value-type="string">
            <text:p>pwaŋ2</text:p>
          </table:table-cell>
          <table:table-cell office:value-type="string">
            <text:p>faŋ2</text:p>
          </table:table-cell>
          <table:table-cell table:number-columns-repeated="2" office:value-type="string">
            <text:p>pjaŋ2</text:p>
          </table:table-cell>
        </table:table-row>
        <table:table-row table:style-name="ro1">
          <table:table-cell office:value-type="string">
            <text:p><text:s/>to see </text:p>
          </table:table-cell>
          <table:table-cell office:value-type="string">
            <text:p>bu̯əәt</text:p>
          </table:table-cell>
          <table:table-cell office:value-type="float" office:value="-7">
            <text:p>-7</text:p>
          </table:table-cell>
          <table:table-cell office:value-type="string">
            <text:p>poŋ8</text:p>
          </table:table-cell>
          <table:table-cell office:value-type="string">
            <text:p>--</text:p>
          </table:table-cell>
          <table:table-cell office:value-type="string">
            <text:p>pɔ8</text:p>
          </table:table-cell>
          <table:table-cell office:value-type="string">
            <text:p>po8</text:p>
          </table:table-cell>
          <table:table-cell office:value-type="string">
            <text:p>mpuD</text:p>
          </table:table-cell>
          <table:table-cell office:value-type="string">
            <text:p>pu8</text:p>
          </table:table-cell>
          <table:table-cell office:value-type="string">
            <text:p>pa8</text:p>
          </table:table-cell>
          <table:table-cell office:value-type="string">
            <text:p>pwat8</text:p>
          </table:table-cell>
          <table:table-cell office:value-type="string">
            <text:p>fat8</text:p>
          </table:table-cell>
          <table:table-cell office:value-type="string">
            <text:p>phi8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<text:s/>􀍿 to hatch/embrace </text:p>
          </table:table-cell>
          <table:table-cell office:value-type="string">
            <text:p>buəәH</text:p>
          </table:table-cell>
          <table:table-cell office:value-type="float" office:value="-16">
            <text:p>-16</text:p>
          </table:table-cell>
          <table:table-cell office:value-type="string">
            <text:p>pəә6</text:p>
          </table:table-cell>
          <table:table-cell office:value-type="string">
            <text:p>--</text:p>
          </table:table-cell>
          <table:table-cell office:value-type="string">
            <text:p>pua6</text:p>
          </table:table-cell>
          <table:table-cell office:value-type="string">
            <text:p>pəәa6</text:p>
          </table:table-cell>
          <table:table-cell office:value-type="string">
            <text:p>vaC</text:p>
          </table:table-cell>
          <table:table-cell office:value-type="string">
            <text:p>pu6</text:p>
          </table:table-cell>
          <table:table-cell office:value-type="string">
            <text:p>po6</text:p>
          </table:table-cell>
          <table:table-cell table:number-columns-repeated="4" office:value-type="string">
            <text:p>pu6</text:p>
          </table:table-cell>
        </table:table-row>
        <table:table-row table:style-name="ro1">
          <table:table-cell office:value-type="string">
            <text:p><text:s/>female/woman </text:p>
          </table:table-cell>
          <table:table-cell office:value-type="string">
            <text:p>boA</text:p>
          </table:table-cell>
          <table:table-cell office:value-type="float" office:value="-7">
            <text:p>-7</text:p>
          </table:table-cell>
          <table:table-cell table:number-columns-repeated="2" office:value-type="string">
            <text:p>--</text:p>
          </table:table-cell>
          <table:table-cell office:value-type="string">
            <text:p>pɔ2</text:p>
          </table:table-cell>
          <table:table-cell office:value-type="string">
            <text:p>--</text:p>
          </table:table-cell>
          <table:table-cell office:value-type="string">
            <text:p>vuA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to repay </text:p>
          </table:table-cell>
          <table:table-cell office:value-type="string">
            <text:p>bu̯eiA</text:p>
          </table:table-cell>
          <table:table-cell office:value-type="string">
            <text:p>(12/17)</text:p>
          </table:table-cell>
          <table:table-cell office:value-type="string">
            <text:p>pəә2</text:p>
          </table:table-cell>
          <table:table-cell office:value-type="string">
            <text:p>pi2</text:p>
          </table:table-cell>
          <table:table-cell office:value-type="string">
            <text:p>pau2</text:p>
          </table:table-cell>
          <table:table-cell office:value-type="string">
            <text:p>pɔ2</text:p>
          </table:table-cell>
          <table:table-cell office:value-type="string">
            <text:p>vuA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face </text:p>
          </table:table-cell>
          <table:table-cell office:value-type="string">
            <text:p>bowB</text:p>
          </table:table-cell>
          <table:table-cell office:value-type="float" office:value="-13">
            <text:p>-13</text:p>
          </table:table-cell>
          <table:table-cell table:number-columns-repeated="3" office:value-type="string">
            <text:p>--</text:p>
          </table:table-cell>
          <table:table-cell office:value-type="string">
            <text:p>pɯ4</text:p>
          </table:table-cell>
          <table:table-cell table:number-columns-repeated="3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mountain </text:p>
          </table:table-cell>
          <table:table-cell office:value-type="string">
            <text:p>bæwB</text:p>
          </table:table-cell>
          <table:table-cell office:value-type="float" office:value="-3">
            <text:p>-3</text:p>
          </table:table-cell>
          <table:table-cell office:value-type="string">
            <text:p>pi4</text:p>
          </table:table-cell>
          <table:table-cell office:value-type="string">
            <text:p>--</text:p>
          </table:table-cell>
          <table:table-cell office:value-type="string">
            <text:p>pe8</text:p>
          </table:table-cell>
          <table:table-cell office:value-type="string">
            <text:p>pe4</text:p>
          </table:table-cell>
          <table:table-cell office:value-type="string">
            <text:p>veiB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bracelet </text:p>
          </table:table-cell>
          <table:table-cell office:value-type="string">
            <text:p>bɔC</text:p>
          </table:table-cell>
          <table:table-cell office:value-type="float" office:value="-6">
            <text:p>-6</text:p>
          </table:table-cell>
          <table:table-cell office:value-type="string">
            <text:p>--</text:p>
          </table:table-cell>
          <table:table-cell office:value-type="string">
            <text:p>pɔ6</text:p>
          </table:table-cell>
          <table:table-cell office:value-type="string">
            <text:p>pau6</text:p>
          </table:table-cell>
          <table:table-cell office:value-type="string">
            <text:p>po6</text:p>
          </table:table-cell>
          <table:table-cell office:value-type="string">
            <text:p>vuC</text:p>
          </table:table-cell>
          <table:table-cell office:value-type="string">
            <text:p>--</text:p>
          </table:table-cell>
          <table:table-cell office:value-type="string">
            <text:p>po6</text:p>
          </table:table-cell>
          <table:table-cell table:number-columns-repeated="4"/>
        </table:table-row>
        <table:table-row table:style-name="ro1">
          <table:table-cell office:value-type="string">
            <text:p><text:s/>pus </text:p>
          </table:table-cell>
          <table:table-cell office:value-type="string">
            <text:p>bu̯eiC</text:p>
          </table:table-cell>
          <table:table-cell office:value-type="string">
            <text:p>(12/17)</text:p>
          </table:table-cell>
          <table:table-cell office:value-type="string">
            <text:p>pu6</text:p>
          </table:table-cell>
          <table:table-cell office:value-type="string">
            <text:p>pɔ6</text:p>
          </table:table-cell>
          <table:table-cell office:value-type="string">
            <text:p>pau6</text:p>
          </table:table-cell>
          <table:table-cell office:value-type="string">
            <text:p>po6</text:p>
          </table:table-cell>
          <table:table-cell office:value-type="string">
            <text:p>vuB</text:p>
          </table:table-cell>
          <table:table-cell office:value-type="string">
            <text:p>pei6</text:p>
          </table:table-cell>
          <table:table-cell office:value-type="string">
            <text:p>pɪ6</text:p>
          </table:table-cell>
          <table:table-cell table:number-columns-repeated="4"/>
        </table:table-row>
        <table:table-row table:style-name="ro1">
          <table:table-cell office:value-type="string">
            <text:p><text:s/>shoulder </text:p>
          </table:table-cell>
          <table:table-cell office:value-type="string">
            <text:p>bʉC</text:p>
          </table:table-cell>
          <table:table-cell office:value-type="float" office:value="-8">
            <text:p>-8</text:p>
          </table:table-cell>
          <table:table-cell office:value-type="string">
            <text:p>--</text:p>
          </table:table-cell>
          <table:table-cell office:value-type="string">
            <text:p>pəә6</text:p>
          </table:table-cell>
          <table:table-cell office:value-type="string">
            <text:p>pɯ6</text:p>
          </table:table-cell>
          <table:table-cell office:value-type="string">
            <text:p>--</text:p>
          </table:table-cell>
          <table:table-cell office:value-type="string">
            <text:p>vuC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􁁵 bad/spoiled </text:p>
          </table:table-cell>
          <table:table-cell office:value-type="string">
            <text:p>bu̯aB</text:p>
          </table:table-cell>
          <table:table-cell office:value-type="float" office:value="-15">
            <text:p>-15</text:p>
          </table:table-cell>
          <table:table-cell office:value-type="string">
            <text:p>pa4</text:p>
          </table:table-cell>
          <table:table-cell office:value-type="string">
            <text:p>pɑ4</text:p>
          </table:table-cell>
          <table:table-cell office:value-type="string">
            <text:p>pua4</text:p>
          </table:table-cell>
          <table:table-cell office:value-type="string">
            <text:p>pəәa4</text:p>
          </table:table-cell>
          <table:table-cell office:value-type="string">
            <text:p>vuB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to hold w/2 hands </text:p>
          </table:table-cell>
          <table:table-cell office:value-type="string">
            <text:p>bouA</text:p>
          </table:table-cell>
          <table:table-cell office:value-type="float" office:value="-13">
            <text:p>-13</text:p>
          </table:table-cell>
          <table:table-cell table:number-columns-repeated="7"/>
          <table:table-cell office:value-type="string">
            <text:p>pou2</text:p>
          </table:table-cell>
          <table:table-cell office:value-type="string">
            <text:p>pɔu2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<text:s/>􀌻 level </text:p>
          </table:table-cell>
          <table:table-cell office:value-type="string">
            <text:p>beŋA</text:p>
          </table:table-cell>
          <table:table-cell office:value-type="float" office:value="-29">
            <text:p>-29</text:p>
          </table:table-cell>
          <table:table-cell table:number-columns-repeated="7"/>
          <table:table-cell office:value-type="string">
            <text:p>pɛŋ2</text:p>
          </table:table-cell>
          <table:table-cell office:value-type="string">
            <text:p>peːŋ2</text:p>
          </table:table-cell>
          <table:table-cell office:value-type="string">
            <text:p>pɛ2</text:p>
          </table:table-cell>
          <table:table-cell office:value-type="string">
            <text:p>pɛŋ2</text:p>
          </table:table-cell>
        </table:table-row>
        <table:table-row table:style-name="ro1">
          <table:table-cell office:value-type="string">
            <text:p><text:s/>􀦂 to rake </text:p>
          </table:table-cell>
          <table:table-cell office:value-type="string">
            <text:p>baA</text:p>
          </table:table-cell>
          <table:table-cell office:value-type="float" office:value="-4">
            <text:p>-4</text:p>
          </table:table-cell>
          <table:table-cell table:number-columns-repeated="7"/>
          <table:table-cell table:number-columns-repeated="2" office:value-type="string">
            <text:p>pa2</text:p>
          </table:table-cell>
          <table:table-cell office:value-type="string">
            <text:p>--</text:p>
          </table:table-cell>
          <table:table-cell office:value-type="string">
            <text:p>pa2</text:p>
          </table:table-cell>
        </table:table-row>
        <table:table-row table:style-name="ro1">
          <table:table-cell office:value-type="string">
            <text:p><text:s/>􁑛 thin </text:p>
          </table:table-cell>
          <table:table-cell office:value-type="string">
            <text:p>bi̯ɛkD</text:p>
          </table:table-cell>
          <table:table-cell office:value-type="float" office:value="-1">
            <text:p>-1</text:p>
          </table:table-cell>
          <table:table-cell table:number-columns-repeated="7"/>
          <table:table-cell office:value-type="string">
            <text:p>pwa8</text:p>
          </table:table-cell>
          <table:table-cell office:value-type="string">
            <text:p>fa6</text:p>
          </table:table-cell>
          <table:table-cell office:value-type="string">
            <text:p>--</text:p>
          </table:table-cell>
          <table:table-cell office:value-type="string">
            <text:p>pjɛ8</text:p>
          </table:table-cell>
        </table:table-row>
        <table:table-row table:style-name="ro1">
          <table:table-cell office:value-type="string">
            <text:p><text:s/>􀍣 white </text:p>
          </table:table-cell>
          <table:table-cell office:value-type="string">
            <text:p>bækD</text:p>
          </table:table-cell>
          <table:table-cell office:value-type="float" office:value="-5">
            <text:p>-5</text:p>
          </table:table-cell>
          <table:table-cell table:number-columns-repeated="7"/>
          <table:table-cell office:value-type="string">
            <text:p>pɛ8</text:p>
          </table:table-cell>
          <table:table-cell office:value-type="string">
            <text:p>pe6</text:p>
          </table:table-cell>
          <table:table-cell office:value-type="string">
            <text:p>phɛ8</text:p>
          </table:table-cell>
          <table:table-cell office:value-type="string">
            <text:p>pa8</text:p>
          </table:table-cell>
        </table:table-row>
        <table:table-row table:style-name="ro1">
          <table:table-cell table:style-name="ce1" office:value-type="string">
            <text:p>hand/arm </text:p>
          </table:table-cell>
          <table:table-cell office:value-type="string">
            <text:p>-bɔuX</text:p>
          </table:table-cell>
          <table:table-cell office:value-type="float" office:value="-3">
            <text:p>-3</text:p>
          </table:table-cell>
          <table:table-cell office:value-type="string">
            <text:p>pi4</text:p>
          </table:table-cell>
          <table:table-cell office:value-type="string">
            <text:p>tɯ4</text:p>
          </table:table-cell>
          <table:table-cell office:value-type="string">
            <text:p>te4</text:p>
          </table:table-cell>
          <table:table-cell office:value-type="string">
            <text:p>ʂe4</text:p>
          </table:table-cell>
          <table:table-cell office:value-type="string">
            <text:p>weiB</text:p>
          </table:table-cell>
          <table:table-cell office:value-type="string">
            <text:p>tʃa4</text:p>
          </table:table-cell>
          <table:table-cell office:value-type="string">
            <text:p>tɛ-pɯ4</text:p>
          </table:table-cell>
          <table:table-cell table:number-columns-repeated="2" office:value-type="string">
            <text:p>pu4</text:p>
          </table:table-cell>
          <table:table-cell office:value-type="string">
            <text:p>pau4</text:p>
          </table:table-cell>
          <table:table-cell office:value-type="string">
            <text:p>pu4</text:p>
          </table:table-cell>
        </table:table-row>
        <table:table-row table:style-name="ro1">
          <table:table-cell table:style-name="ce1" office:value-type="string">
            <text:p>thorn </text:p>
          </table:table-cell>
          <table:table-cell office:value-type="string">
            <text:p>-boB</text:p>
          </table:table-cell>
          <table:table-cell office:value-type="float" office:value="-7">
            <text:p>-7</text:p>
          </table:table-cell>
          <table:table-cell office:value-type="string">
            <text:p>pəә4</text:p>
          </table:table-cell>
          <table:table-cell office:value-type="string">
            <text:p>to4</text:p>
          </table:table-cell>
          <table:table-cell office:value-type="string">
            <text:p>pɔ4</text:p>
          </table:table-cell>
          <table:table-cell office:value-type="string">
            <text:p>pɯ4</text:p>
          </table:table-cell>
          <table:table-cell office:value-type="string">
            <text:p>vuB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thunder </text:p>
          </table:table-cell>
          <table:table-cell office:value-type="string">
            <text:p>mpuəә</text:p>
          </table:table-cell>
          <table:table-cell office:value-type="float" office:value="-16">
            <text:p>-16</text:p>
          </table:table-cell>
          <table:table-cell table:number-columns-repeated="6" office:value-type="string">
            <text:p>--</text:p>
          </table:table-cell>
          <table:table-cell office:value-type="string">
            <text:p>mo1</text:p>
          </table:table-cell>
          <table:table-cell office:value-type="string">
            <text:p>bu1</text:p>
          </table:table-cell>
          <table:table-cell office:value-type="string">
            <text:p>bu5</text:p>
          </table:table-cell>
          <table:table-cell office:value-type="string">
            <text:p>--</text:p>
          </table:table-cell>
          <table:table-cell office:value-type="string">
            <text:p>bjau1</text:p>
          </table:table-cell>
        </table:table-row>
        <table:table-row table:style-name="ro1">
          <table:table-cell office:value-type="string">
            <text:p><text:s/>to dream </text:p>
          </table:table-cell>
          <table:table-cell office:value-type="string">
            <text:p>mpeiH</text:p>
          </table:table-cell>
          <table:table-cell office:value-type="string">
            <text:p>(12/17)</text:p>
          </table:table-cell>
          <table:table-cell office:value-type="string">
            <text:p>pu5</text:p>
          </table:table-cell>
          <table:table-cell office:value-type="string">
            <text:p>mpei5</text:p>
          </table:table-cell>
          <table:table-cell office:value-type="string">
            <text:p>mpau5</text:p>
          </table:table-cell>
          <table:table-cell office:value-type="string">
            <text:p>mpɔ5a</text:p>
          </table:table-cell>
          <table:table-cell office:value-type="string">
            <text:p>mʔpuC</text:p>
          </table:table-cell>
          <table:table-cell office:value-type="string">
            <text:p>mpe5</text:p>
          </table:table-cell>
          <table:table-cell office:value-type="string">
            <text:p>mi5</text:p>
          </table:table-cell>
          <table:table-cell table:number-columns-repeated="2" office:value-type="string">
            <text:p>bei5</text:p>
          </table:table-cell>
          <table:table-cell office:value-type="string">
            <text:p>bəәi5</text:p>
          </table:table-cell>
          <table:table-cell office:value-type="string">
            <text:p>bɛi5</text:p>
          </table:table-cell>
        </table:table-row>
        <table:table-row table:style-name="ro1">
          <table:table-cell office:value-type="string">
            <text:p><text:s/>name </text:p>
          </table:table-cell>
          <table:table-cell office:value-type="string">
            <text:p>mpɔuH</text:p>
          </table:table-cell>
          <table:table-cell office:value-type="float" office:value="-3">
            <text:p>-3</text:p>
          </table:table-cell>
          <table:table-cell office:value-type="string">
            <text:p>pi5</text:p>
          </table:table-cell>
          <table:table-cell office:value-type="string">
            <text:p>mpu5</text:p>
          </table:table-cell>
          <table:table-cell office:value-type="string">
            <text:p>mpe5</text:p>
          </table:table-cell>
          <table:table-cell office:value-type="string">
            <text:p>mpæ5a</text:p>
          </table:table-cell>
          <table:table-cell office:value-type="string">
            <text:p>mʔpeiC</text:p>
          </table:table-cell>
          <table:table-cell office:value-type="string">
            <text:p>mpa5</text:p>
          </table:table-cell>
          <table:table-cell office:value-type="string">
            <text:p>mo5</text:p>
          </table:table-cell>
          <table:table-cell office:value-type="string">
            <text:p>bu5’</text:p>
          </table:table-cell>
          <table:table-cell office:value-type="string">
            <text:p>bu5</text:p>
          </table:table-cell>
          <table:table-cell office:value-type="string">
            <text:p>bau5</text:p>
          </table:table-cell>
          <table:table-cell office:value-type="string">
            <text:p>bu5</text:p>
          </table:table-cell>
        </table:table-row>
        <table:table-row table:style-name="ro1">
          <table:table-cell office:value-type="string">
            <text:p><text:s/>􀘮 to boil (INTR) </text:p>
          </table:table-cell>
          <table:table-cell office:value-type="string">
            <text:p>mpu̯eiH</text:p>
          </table:table-cell>
          <table:table-cell office:value-type="string">
            <text:p>(12/17)</text:p>
          </table:table-cell>
          <table:table-cell table:number-columns-repeated="2" office:value-type="string">
            <text:p>--</text:p>
          </table:table-cell>
          <table:table-cell office:value-type="string">
            <text:p>mpau5</text:p>
          </table:table-cell>
          <table:table-cell office:value-type="string">
            <text:p>mpɔ5a</text:p>
          </table:table-cell>
          <table:table-cell office:value-type="string">
            <text:p>mʔpuC</text:p>
          </table:table-cell>
          <table:table-cell office:value-type="string">
            <text:p>mpei5</text:p>
          </table:table-cell>
          <table:table-cell office:value-type="string">
            <text:p>mɪ5</text:p>
          </table:table-cell>
          <table:table-cell office:value-type="string">
            <text:p>bwei5’</text:p>
          </table:table-cell>
          <table:table-cell office:value-type="string">
            <text:p>vei5</text:p>
          </table:table-cell>
          <table:table-cell office:value-type="string">
            <text:p>–</text:p>
          </table:table-cell>
          <table:table-cell office:value-type="string">
            <text:p>bui5</text:p>
          </table:table-cell>
        </table:table-row>
        <table:table-row table:style-name="ro1">
          <table:table-cell office:value-type="string">
            <text:p><text:s/>to hold in mouth </text:p>
          </table:table-cell>
          <table:table-cell office:value-type="string">
            <text:p>mpæB</text:p>
          </table:table-cell>
          <table:table-cell office:value-type="float" office:value="-5">
            <text:p>-5</text:p>
          </table:table-cell>
          <table:table-cell table:number-columns-repeated="2" office:value-type="string">
            <text:p>--</text:p>
          </table:table-cell>
          <table:table-cell office:value-type="string">
            <text:p>mpua3</text:p>
          </table:table-cell>
          <table:table-cell office:value-type="string">
            <text:p>mpa3a</text:p>
          </table:table-cell>
          <table:table-cell office:value-type="string">
            <text:p>mʔpziB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pig </text:p>
          </table:table-cell>
          <table:table-cell office:value-type="string">
            <text:p>mpæC</text:p>
          </table:table-cell>
          <table:table-cell office:value-type="float" office:value="-5">
            <text:p>-5</text:p>
          </table:table-cell>
          <table:table-cell office:value-type="string">
            <text:p>pa5</text:p>
          </table:table-cell>
          <table:table-cell office:value-type="string">
            <text:p>mpa5</text:p>
          </table:table-cell>
          <table:table-cell office:value-type="string">
            <text:p>mpua5</text:p>
          </table:table-cell>
          <table:table-cell office:value-type="string">
            <text:p>mpa5a</text:p>
          </table:table-cell>
          <table:table-cell office:value-type="string">
            <text:p>mʔpeiC</text:p>
          </table:table-cell>
          <table:table-cell office:value-type="string">
            <text:p>mpei5</text:p>
          </table:table-cell>
          <table:table-cell office:value-type="string">
            <text:p>me5</text:p>
          </table:table-cell>
          <table:table-cell table:number-columns-repeated="4"/>
        </table:table-row>
        <table:table-row table:style-name="ro1">
          <table:table-cell office:value-type="string">
            <text:p><text:s/>to throw on (clothes) </text:p>
          </table:table-cell>
          <table:table-cell office:value-type="string">
            <text:p>mpu̯aC</text:p>
          </table:table-cell>
          <table:table-cell office:value-type="float" office:value="-15">
            <text:p>-15</text:p>
          </table:table-cell>
          <table:table-cell office:value-type="string">
            <text:p>pa5</text:p>
          </table:table-cell>
          <table:table-cell office:value-type="string">
            <text:p>--</text:p>
          </table:table-cell>
          <table:table-cell office:value-type="string">
            <text:p>mpua5</text:p>
          </table:table-cell>
          <table:table-cell office:value-type="string">
            <text:p>mpa5a</text:p>
          </table:table-cell>
          <table:table-cell table:number-columns-repeated="2" office:value-type="string">
            <text:p>--</text:p>
          </table:table-cell>
          <table:table-cell office:value-type="string">
            <text:p>ma5</text:p>
          </table:table-cell>
          <table:table-cell table:number-columns-repeated="4"/>
        </table:table-row>
        <table:table-row table:style-name="ro1">
          <table:table-cell office:value-type="string">
            <text:p><text:s/>loud/sound </text:p>
          </table:table-cell>
          <table:table-cell office:value-type="string">
            <text:p>ʔbujA</text:p>
          </table:table-cell>
          <table:table-cell office:value-type="float" office:value="-9">
            <text:p>-9</text:p>
          </table:table-cell>
          <table:table-cell table:number-columns-repeated="7"/>
          <table:table-cell office:value-type="string">
            <text:p>bui1</text:p>
          </table:table-cell>
          <table:table-cell office:value-type="string">
            <text:p>buːi1’</text:p>
          </table:table-cell>
          <table:table-cell office:value-type="string">
            <text:p>bəәi1</text:p>
          </table:table-cell>
          <table:table-cell office:value-type="string">
            <text:p>bai1</text:p>
          </table:table-cell>
        </table:table-row>
        <table:table-row table:style-name="ro1">
          <table:table-cell office:value-type="string">
            <text:p><text:s/>bat (animal) </text:p>
          </table:table-cell>
          <table:table-cell office:value-type="string">
            <text:p>ʔbujA</text:p>
          </table:table-cell>
          <table:table-cell office:value-type="float" office:value="-9">
            <text:p>-9</text:p>
          </table:table-cell>
          <table:table-cell table:number-columns-repeated="7"/>
          <table:table-cell office:value-type="string">
            <text:p>bui1</text:p>
          </table:table-cell>
          <table:table-cell office:value-type="string">
            <text:p>buːi1’</text:p>
          </table:table-cell>
          <table:table-cell office:value-type="string">
            <text:p>bəәi1</text:p>
          </table:table-cell>
          <table:table-cell office:value-type="string">
            <text:p>bai1</text:p>
          </table:table-cell>
        </table:table-row>
        <table:table-row table:style-name="ro1">
          <table:table-cell office:value-type="string">
            <text:p><text:s/>monkey </text:p>
          </table:table-cell>
          <table:table-cell office:value-type="string">
            <text:p>ʔbiŋA</text:p>
          </table:table-cell>
          <table:table-cell office:value-type="float" office:value="-18">
            <text:p>-18</text:p>
          </table:table-cell>
          <table:table-cell table:number-columns-repeated="7"/>
          <table:table-cell office:value-type="string">
            <text:p>biŋ1</text:p>
          </table:table-cell>
          <table:table-cell office:value-type="string">
            <text:p>biːŋ1</text:p>
          </table:table-cell>
          <table:table-cell office:value-type="string">
            <text:p>--</text:p>
          </table:table-cell>
          <table:table-cell office:value-type="string">
            <text:p>bjaŋ1</text:p>
          </table:table-cell>
        </table:table-row>
        <table:table-row table:style-name="ro1">
          <table:table-cell office:value-type="string">
            <text:p><text:s/>grey </text:p>
          </table:table-cell>
          <table:table-cell office:value-type="string">
            <text:p>ʔbɔuB</text:p>
          </table:table-cell>
          <table:table-cell office:value-type="float" office:value="-3">
            <text:p>-3</text:p>
          </table:table-cell>
          <table:table-cell table:number-columns-repeated="7"/>
          <table:table-cell office:value-type="string">
            <text:p>bu2</text:p>
          </table:table-cell>
          <table:table-cell office:value-type="string">
            <text:p>bu3</text:p>
          </table:table-cell>
          <table:table-cell office:value-type="string">
            <text:p>bau3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<text:s/>rock </text:p>
          </table:table-cell>
          <table:table-cell office:value-type="string">
            <text:p>ʔbeŋC</text:p>
          </table:table-cell>
          <table:table-cell office:value-type="float" office:value="-29">
            <text:p>-29</text:p>
          </table:table-cell>
          <table:table-cell table:number-columns-repeated="7"/>
          <table:table-cell office:value-type="string">
            <text:p>bɛŋ5'</text:p>
          </table:table-cell>
          <table:table-cell office:value-type="string">
            <text:p>--</text:p>
          </table:table-cell>
          <table:table-cell office:value-type="string">
            <text:p>bɛ5</text:p>
          </table:table-cell>
          <table:table-cell office:value-type="string">
            <text:p>bɛŋ5</text:p>
          </table:table-cell>
        </table:table-row>
        <table:table-row table:style-name="ro1">
          <table:table-cell office:value-type="string">
            <text:p><text:s/>􀰜 to tell </text:p>
          </table:table-cell>
          <table:table-cell office:value-type="string">
            <text:p>ʔboC</text:p>
          </table:table-cell>
          <table:table-cell office:value-type="float" office:value="-7">
            <text:p>-7</text:p>
          </table:table-cell>
          <table:table-cell table:number-columns-repeated="7"/>
          <table:table-cell office:value-type="string">
            <text:p>bu5'</text:p>
          </table:table-cell>
          <table:table-cell table:number-columns-repeated="2" office:value-type="string">
            <text:p>bu5</text:p>
          </table:table-cell>
          <table:table-cell office:value-type="string">
            <text:p>bɔu3</text:p>
          </table:table-cell>
        </table:table-row>
        <table:table-row table:style-name="ro1">
          <table:table-cell office:value-type="string">
            <text:p><text:s/>chaff/husk </text:p>
          </table:table-cell>
          <table:table-cell office:value-type="string">
            <text:p>mphi̯ɛk</text:p>
          </table:table-cell>
          <table:table-cell office:value-type="float" office:value="-1">
            <text:p>-1</text:p>
          </table:table-cell>
          <table:table-cell table:number-columns-repeated="6" office:value-type="string">
            <text:p>--</text:p>
          </table:table-cell>
          <table:table-cell office:value-type="string">
            <text:p>m̥e5</text:p>
          </table:table-cell>
          <table:table-cell office:value-type="string">
            <text:p>bwa7</text:p>
          </table:table-cell>
          <table:table-cell office:value-type="string">
            <text:p>va7’</text:p>
          </table:table-cell>
          <table:table-cell office:value-type="string">
            <text:p>bja7</text:p>
          </table:table-cell>
          <table:table-cell office:value-type="string">
            <text:p>bjɛ7</text:p>
          </table:table-cell>
        </table:table-row>
        <table:table-row table:style-name="ro1">
          <table:table-cell office:value-type="string">
            <text:p><text:s/>􁄝 to scatter/sprinkle </text:p>
          </table:table-cell>
          <table:table-cell office:value-type="string">
            <text:p>mphu̯əәnH</text:p>
          </table:table-cell>
          <table:table-cell office:value-type="float" office:value="-29">
            <text:p>-29</text:p>
          </table:table-cell>
          <table:table-cell office:value-type="string">
            <text:p>--</text:p>
          </table:table-cell>
          <table:table-cell office:value-type="string">
            <text:p>mphu5</text:p>
          </table:table-cell>
          <table:table-cell office:value-type="string">
            <text:p>mphɔŋ5</text:p>
          </table:table-cell>
          <table:table-cell office:value-type="string">
            <text:p>--</text:p>
          </table:table-cell>
          <table:table-cell office:value-type="string">
            <text:p>mʔphoŋC</text:p>
          </table:table-cell>
          <table:table-cell table:number-columns-repeated="2" office:value-type="string">
            <text:p>--</text:p>
          </table:table-cell>
          <table:table-cell office:value-type="string">
            <text:p>bwan5</text:p>
          </table:table-cell>
          <table:table-cell office:value-type="string">
            <text:p>ban5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<text:s/>ant </text:p>
          </table:table-cell>
          <table:table-cell office:value-type="string">
            <text:p>mphæB</text:p>
          </table:table-cell>
          <table:table-cell office:value-type="float" office:value="-5">
            <text:p>-5</text:p>
          </table:table-cell>
          <table:table-cell office:value-type="string">
            <text:p>phen3</text:p>
          </table:table-cell>
          <table:table-cell office:value-type="string">
            <text:p>mpha3</text:p>
          </table:table-cell>
          <table:table-cell table:number-columns-repeated="3" office:value-type="string">
            <text:p>--</text:p>
          </table:table-cell>
          <table:table-cell office:value-type="string">
            <text:p>mphai3</text:p>
          </table:table-cell>
          <table:table-cell office:value-type="string">
            <text:p>m̥je3</text:p>
          </table:table-cell>
          <table:table-cell table:number-columns-repeated="4"/>
        </table:table-row>
        <table:table-row table:style-name="ro1">
          <table:table-cell office:value-type="string">
            <text:p><text:s/>􀗩 to clap </text:p>
          </table:table-cell>
          <table:table-cell office:value-type="string">
            <text:p>bhækD</text:p>
          </table:table-cell>
          <table:table-cell office:value-type="float" office:value="-5">
            <text:p>-5</text:p>
          </table:table-cell>
          <table:table-cell table:number-columns-repeated="7"/>
          <table:table-cell office:value-type="string">
            <text:p>bɛ7</text:p>
          </table:table-cell>
          <table:table-cell office:value-type="string">
            <text:p>be4</text:p>
          </table:table-cell>
          <table:table-cell office:value-type="string">
            <text:p>bɛ7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<text:s/>to cover </text:p>
          </table:table-cell>
          <table:table-cell office:value-type="string">
            <text:p>mboC</text:p>
          </table:table-cell>
          <table:table-cell office:value-type="float" office:value="-7">
            <text:p>-7</text:p>
          </table:table-cell>
          <table:table-cell office:value-type="string">
            <text:p>məә6</text:p>
          </table:table-cell>
          <table:table-cell office:value-type="string">
            <text:p>--</text:p>
          </table:table-cell>
          <table:table-cell office:value-type="string">
            <text:p>mpɔ6</text:p>
          </table:table-cell>
          <table:table-cell office:value-type="string">
            <text:p>mpu6</text:p>
          </table:table-cell>
          <table:table-cell office:value-type="string">
            <text:p>mpuC</text:p>
          </table:table-cell>
          <table:table-cell office:value-type="string">
            <text:p>--</text:p>
          </table:table-cell>
          <table:table-cell office:value-type="string">
            <text:p>pho5</text:p>
          </table:table-cell>
          <table:table-cell table:number-columns-repeated="4"/>
        </table:table-row>
        <table:table-row table:style-name="ro1">
          <table:table-cell office:value-type="string">
            <text:p><text:s/>􀗩 to clap </text:p>
          </table:table-cell>
          <table:table-cell office:value-type="string">
            <text:p>mbæA</text:p>
          </table:table-cell>
          <table:table-cell office:value-type="float" office:value="-5">
            <text:p>-5</text:p>
          </table:table-cell>
          <table:table-cell table:number-columns-repeated="2" office:value-type="string">
            <text:p>ma2</text:p>
          </table:table-cell>
          <table:table-cell office:value-type="string">
            <text:p>mpua2</text:p>
          </table:table-cell>
          <table:table-cell office:value-type="string">
            <text:p>mpa2</text:p>
          </table:table-cell>
          <table:table-cell office:value-type="string">
            <text:p>mpziA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􀩉 daughter-in-law/bride </text:p>
          </table:table-cell>
          <table:table-cell office:value-type="string">
            <text:p>mbu̯ɛŋB</text:p>
          </table:table-cell>
          <table:table-cell office:value-type="float" office:value="-22">
            <text:p>-22</text:p>
          </table:table-cell>
          <table:table-cell table:number-columns-repeated="7"/>
          <table:table-cell office:value-type="string">
            <text:p>bwəәŋ4</text:p>
          </table:table-cell>
          <table:table-cell table:number-columns-repeated="2" office:value-type="string">
            <text:p>bɔŋ4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<text:s/>􀤓 to float </text:p>
          </table:table-cell>
          <table:table-cell office:value-type="string">
            <text:p>mbi̯əәuA</text:p>
          </table:table-cell>
          <table:table-cell office:value-type="float" office:value="-1">
            <text:p>-1</text:p>
          </table:table-cell>
          <table:table-cell table:number-columns-repeated="7"/>
          <table:table-cell office:value-type="string">
            <text:p>bjeu2</text:p>
          </table:table-cell>
          <table:table-cell office:value-type="string">
            <text:p>bjɔu2</text:p>
          </table:table-cell>
          <table:table-cell office:value-type="string">
            <text:p>bjau2</text:p>
          </table:table-cell>
          <table:table-cell office:value-type="string">
            <text:p>bɛu2</text:p>
          </table:table-cell>
        </table:table-row>
        <table:table-row table:style-name="ro1">
          <table:table-cell office:value-type="string">
            <text:p><text:s/>illness/pain </text:p>
          </table:table-cell>
          <table:table-cell office:value-type="string">
            <text:p>ʔmun</text:p>
          </table:table-cell>
          <table:table-cell office:value-type="float" office:value="-27">
            <text:p>-27</text:p>
          </table:table-cell>
          <table:table-cell table:number-columns-repeated="2" office:value-type="string">
            <text:p>moŋ1</text:p>
          </table:table-cell>
          <table:table-cell office:value-type="string">
            <text:p>mɔ1</text:p>
          </table:table-cell>
          <table:table-cell office:value-type="string">
            <text:p>məәŋ1a</text:p>
          </table:table-cell>
          <table:table-cell office:value-type="string">
            <text:p>ʔmoŋA</text:p>
          </table:table-cell>
          <table:table-cell office:value-type="string">
            <text:p>mɐŋ1</text:p>
          </table:table-cell>
          <table:table-cell office:value-type="string">
            <text:p>mæ̃1</text:p>
          </table:table-cell>
          <table:table-cell table:number-columns-repeated="2" office:value-type="string">
            <text:p>mun1</text:p>
          </table:table-cell>
          <table:table-cell office:value-type="string">
            <text:p>məәn1</text:p>
          </table:table-cell>
          <table:table-cell office:value-type="string">
            <text:p>man1</text:p>
          </table:table-cell>
        </table:table-row>
        <table:table-row table:style-name="ro1">
          <table:table-cell office:value-type="string">
            <text:p><text:s/>to grasp </text:p>
          </table:table-cell>
          <table:table-cell office:value-type="string">
            <text:p>ʔmu̯ɛA</text:p>
          </table:table-cell>
          <table:table-cell office:value-type="float" office:value="-11">
            <text:p>-11</text:p>
          </table:table-cell>
          <table:table-cell office:value-type="string">
            <text:p>mɛ1</text:p>
          </table:table-cell>
          <table:table-cell office:value-type="string">
            <text:p>me1</text:p>
          </table:table-cell>
          <table:table-cell office:value-type="string">
            <text:p>mua1</text:p>
          </table:table-cell>
          <table:table-cell office:value-type="string">
            <text:p>muɑ1a</text:p>
          </table:table-cell>
          <table:table-cell table:number-columns-repeated="3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green/blue </text:p>
          </table:table-cell>
          <table:table-cell office:value-type="string">
            <text:p>ʔmeŋA</text:p>
          </table:table-cell>
          <table:table-cell office:value-type="float" office:value="-29">
            <text:p>-29</text:p>
          </table:table-cell>
          <table:table-cell table:number-columns-repeated="7"/>
          <table:table-cell office:value-type="string">
            <text:p>mɛŋ1</text:p>
          </table:table-cell>
          <table:table-cell office:value-type="string">
            <text:p>meːŋ1</text:p>
          </table:table-cell>
          <table:table-cell office:value-type="string">
            <text:p>mɛ1</text:p>
          </table:table-cell>
          <table:table-cell office:value-type="string">
            <text:p>mɛŋ1</text:p>
          </table:table-cell>
        </table:table-row>
        <table:table-row table:style-name="ro1">
          <table:table-cell office:value-type="string">
            <text:p><text:s/>flea </text:p>
          </table:table-cell>
          <table:table-cell office:value-type="string">
            <text:p>hmiəәŋ</text:p>
          </table:table-cell>
          <table:table-cell office:value-type="float" office:value="-23">
            <text:p>-23</text:p>
          </table:table-cell>
          <table:table-cell office:value-type="string">
            <text:p>m̥hen1</text:p>
          </table:table-cell>
          <table:table-cell office:value-type="string">
            <text:p>--</text:p>
          </table:table-cell>
          <table:table-cell office:value-type="string">
            <text:p>hm̥ɔ1</text:p>
          </table:table-cell>
          <table:table-cell office:value-type="string">
            <text:p>mɔŋ1b</text:p>
          </table:table-cell>
          <table:table-cell office:value-type="string">
            <text:p>m̥enA</text:p>
          </table:table-cell>
          <table:table-cell office:value-type="string">
            <text:p>mɔ1</text:p>
          </table:table-cell>
          <table:table-cell office:value-type="string">
            <text:p>n̩1</text:p>
          </table:table-cell>
          <table:table-cell office:value-type="string">
            <text:p>mɛŋ1</text:p>
          </table:table-cell>
          <table:table-cell office:value-type="string">
            <text:p>muŋ1’</text:p>
          </table:table-cell>
          <table:table-cell office:value-type="string">
            <text:p>m̥au1</text:p>
          </table:table-cell>
          <table:table-cell office:value-type="string">
            <text:p>mɔŋ1</text:p>
          </table:table-cell>
        </table:table-row>
        <table:table-row table:style-name="ro1">
          <table:table-cell office:value-type="string">
            <text:p><text:s/>vine </text:p>
          </table:table-cell>
          <table:table-cell office:value-type="string">
            <text:p>hmein</text:p>
          </table:table-cell>
          <table:table-cell office:value-type="float" office:value="-25">
            <text:p>-25</text:p>
          </table:table-cell>
          <table:table-cell office:value-type="string">
            <text:p>--</text:p>
          </table:table-cell>
          <table:table-cell office:value-type="string">
            <text:p>ɕi1</text:p>
          </table:table-cell>
          <table:table-cell office:value-type="string">
            <text:p>hm̥a1</text:p>
          </table:table-cell>
          <table:table-cell office:value-type="string">
            <text:p>ma1b</text:p>
          </table:table-cell>
          <table:table-cell office:value-type="string">
            <text:p>m̥oŋA</text:p>
          </table:table-cell>
          <table:table-cell office:value-type="string">
            <text:p>m̥e1’</text:p>
          </table:table-cell>
          <table:table-cell office:value-type="string">
            <text:p>m̥a1</text:p>
          </table:table-cell>
          <table:table-cell office:value-type="string">
            <text:p>m̥ei1</text:p>
          </table:table-cell>
          <table:table-cell office:value-type="string">
            <text:p>mei1’</text:p>
          </table:table-cell>
          <table:table-cell office:value-type="string">
            <text:p>m̥əәi1</text:p>
          </table:table-cell>
          <table:table-cell office:value-type="string">
            <text:p>mɛi1</text:p>
          </table:table-cell>
        </table:table-row>
        <table:table-row table:style-name="ro1">
          <table:table-cell office:value-type="string">
            <text:p><text:s/>to taste/try </text:p>
          </table:table-cell>
          <table:table-cell office:value-type="string">
            <text:p>hmeiH</text:p>
          </table:table-cell>
          <table:table-cell office:value-type="string">
            <text:p>(12/17)</text:p>
          </table:table-cell>
          <table:table-cell office:value-type="string">
            <text:p>m̥hu5</text:p>
          </table:table-cell>
          <table:table-cell table:number-columns-repeated="8" office:value-type="string">
            <text:p>--</text:p>
          </table:table-cell>
          <table:table-cell office:value-type="string">
            <text:p>m̥i5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<text:s/>night </text:p>
          </table:table-cell>
          <table:table-cell office:value-type="string">
            <text:p>hməәŋH</text:p>
          </table:table-cell>
          <table:table-cell office:value-type="float" office:value="-21">
            <text:p>-21</text:p>
          </table:table-cell>
          <table:table-cell office:value-type="string">
            <text:p>m̥haŋ5</text:p>
          </table:table-cell>
          <table:table-cell office:value-type="string">
            <text:p>m̥hɑŋ5</text:p>
          </table:table-cell>
          <table:table-cell office:value-type="string">
            <text:p>hm̥ɔ5</text:p>
          </table:table-cell>
          <table:table-cell office:value-type="string">
            <text:p>mɔ5b</text:p>
          </table:table-cell>
          <table:table-cell office:value-type="string">
            <text:p>m̥oŋC</text:p>
          </table:table-cell>
          <table:table-cell office:value-type="string">
            <text:p>--</text:p>
          </table:table-cell>
          <table:table-cell office:value-type="string">
            <text:p>mæ̃4</text:p>
          </table:table-cell>
          <table:table-cell office:value-type="string">
            <text:p>m̥aŋ3</text:p>
          </table:table-cell>
          <table:table-cell office:value-type="string">
            <text:p>--</text:p>
          </table:table-cell>
          <table:table-cell office:value-type="string">
            <text:p>m̥ɔŋ5</text:p>
          </table:table-cell>
          <table:table-cell office:value-type="string">
            <text:p>mɔŋ5</text:p>
          </table:table-cell>
        </table:table-row>
        <table:table-row table:style-name="ro1">
          <table:table-cell office:value-type="string">
            <text:p><text:s/>Hmong </text:p>
          </table:table-cell>
          <table:table-cell office:value-type="string">
            <text:p>hmʉŋA</text:p>
          </table:table-cell>
          <table:table-cell office:value-type="float" office:value="-30">
            <text:p>-30</text:p>
          </table:table-cell>
          <table:table-cell office:value-type="string">
            <text:p>m̥hu1</text:p>
          </table:table-cell>
          <table:table-cell office:value-type="string">
            <text:p>ɕoŋ1</text:p>
          </table:table-cell>
          <table:table-cell office:value-type="string">
            <text:p>hm̥ɔŋ1</text:p>
          </table:table-cell>
          <table:table-cell office:value-type="string">
            <text:p>maŋ1b</text:p>
          </table:table-cell>
          <table:table-cell office:value-type="string">
            <text:p>m̥joA</text:p>
          </table:table-cell>
          <table:table-cell office:value-type="string">
            <text:p>--</text:p>
          </table:table-cell>
          <table:table-cell office:value-type="string">
            <text:p>ŋ̥ŋ1</text:p>
          </table:table-cell>
          <table:table-cell table:number-columns-repeated="4"/>
        </table:table-row>
        <table:table-row table:style-name="ro1">
          <table:table-cell office:value-type="string">
            <text:p><text:s/>wild dog </text:p>
          </table:table-cell>
          <table:table-cell office:value-type="string">
            <text:p>hmaŋC</text:p>
          </table:table-cell>
          <table:table-cell office:value-type="float" office:value="-24">
            <text:p>-24</text:p>
          </table:table-cell>
          <table:table-cell office:value-type="string">
            <text:p>m̥hɑŋ5</text:p>
          </table:table-cell>
          <table:table-cell office:value-type="string">
            <text:p>--</text:p>
          </table:table-cell>
          <table:table-cell office:value-type="string">
            <text:p>hm̥a5</text:p>
          </table:table-cell>
          <table:table-cell office:value-type="string">
            <text:p>ma5b</text:p>
          </table:table-cell>
          <table:table-cell table:number-columns-repeated="3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animal fat/oil </text:p>
          </table:table-cell>
          <table:table-cell office:value-type="string">
            <text:p>hmejA</text:p>
          </table:table-cell>
          <table:table-cell office:value-type="float" office:value="-10">
            <text:p>-10</text:p>
          </table:table-cell>
          <table:table-cell table:number-columns-repeated="7"/>
          <table:table-cell office:value-type="string">
            <text:p>m̥ei1</text:p>
          </table:table-cell>
          <table:table-cell office:value-type="string">
            <text:p>mei1’</text:p>
          </table:table-cell>
          <table:table-cell office:value-type="string">
            <text:p>m̥əәi1</text:p>
          </table:table-cell>
          <table:table-cell office:value-type="string">
            <text:p>mi1</text:p>
          </table:table-cell>
        </table:table-row>
        <table:table-row table:style-name="ro1">
          <table:table-cell office:value-type="string">
            <text:p><text:s/>􀠦 face </text:p>
          </table:table-cell>
          <table:table-cell office:value-type="string">
            <text:p>hmienA</text:p>
          </table:table-cell>
          <table:table-cell office:value-type="string">
            <text:p>(C)</text:p>
          </table:table-cell>
          <table:table-cell table:number-columns-repeated="7"/>
          <table:table-cell office:value-type="string">
            <text:p>mjen1</text:p>
          </table:table-cell>
          <table:table-cell office:value-type="string">
            <text:p>min1’</text:p>
          </table:table-cell>
          <table:table-cell office:value-type="string">
            <text:p>m̥in1</text:p>
          </table:table-cell>
          <table:table-cell office:value-type="string">
            <text:p>mɛn1</text:p>
          </table:table-cell>
        </table:table-row>
        <table:table-row table:style-name="ro1">
          <table:table-cell office:value-type="string">
            <text:p><text:s/>􀏷 husked rice </text:p>
          </table:table-cell>
          <table:table-cell office:value-type="string">
            <text:p>hmeiB</text:p>
          </table:table-cell>
          <table:table-cell office:value-type="string">
            <text:p>(12/17)</text:p>
          </table:table-cell>
          <table:table-cell table:number-columns-repeated="7"/>
          <table:table-cell office:value-type="string">
            <text:p>m̥ei3</text:p>
          </table:table-cell>
          <table:table-cell office:value-type="string">
            <text:p>mei3</text:p>
          </table:table-cell>
          <table:table-cell office:value-type="string">
            <text:p>m̥i3</text:p>
          </table:table-cell>
          <table:table-cell office:value-type="string">
            <text:p>mɛi3</text:p>
          </table:table-cell>
        </table:table-row>
        <table:table-row table:style-name="ro1">
          <table:table-cell office:value-type="string">
            <text:p><text:s/>2SG (you) </text:p>
          </table:table-cell>
          <table:table-cell office:value-type="string">
            <text:p>mu̯ei</text:p>
          </table:table-cell>
          <table:table-cell office:value-type="float" office:value="-8">
            <text:p>-8</text:p>
          </table:table-cell>
          <table:table-cell office:value-type="string">
            <text:p>moŋ2</text:p>
          </table:table-cell>
          <table:table-cell office:value-type="string">
            <text:p>mɯ2</text:p>
          </table:table-cell>
          <table:table-cell table:number-columns-repeated="3" office:value-type="string">
            <text:p>--</text:p>
          </table:table-cell>
          <table:table-cell office:value-type="string">
            <text:p>mɐŋ2</text:p>
          </table:table-cell>
          <table:table-cell office:value-type="string">
            <text:p>mɯ6</text:p>
          </table:table-cell>
          <table:table-cell office:value-type="string">
            <text:p>mwei2</text:p>
          </table:table-cell>
          <table:table-cell office:value-type="string">
            <text:p>mei2</text:p>
          </table:table-cell>
          <table:table-cell office:value-type="string">
            <text:p>məәi2</text:p>
          </table:table-cell>
          <table:table-cell office:value-type="string">
            <text:p>mui2</text:p>
          </table:table-cell>
        </table:table-row>
        <table:table-row table:style-name="ro1">
          <table:table-cell office:value-type="string">
            <text:p><text:s/>2PL (you) </text:p>
          </table:table-cell>
          <table:table-cell office:value-type="string">
            <text:p>mi̯əәu</text:p>
          </table:table-cell>
          <table:table-cell office:value-type="float" office:value="-1">
            <text:p>-1</text:p>
          </table:table-cell>
          <table:table-cell office:value-type="string">
            <text:p>maŋ2</text:p>
          </table:table-cell>
          <table:table-cell office:value-type="string">
            <text:p>me2</text:p>
          </table:table-cell>
          <table:table-cell office:value-type="string">
            <text:p>ne2</text:p>
          </table:table-cell>
          <table:table-cell office:value-type="string">
            <text:p>mein2</text:p>
          </table:table-cell>
          <table:table-cell office:value-type="string">
            <text:p>menA</text:p>
          </table:table-cell>
          <table:table-cell office:value-type="string">
            <text:p>--</text:p>
          </table:table-cell>
          <table:table-cell office:value-type="string">
            <text:p>mɯ5</text:p>
          </table:table-cell>
          <table:table-cell office:value-type="string">
            <text:p>--</text:p>
          </table:table-cell>
          <table:table-cell office:value-type="string">
            <text:p>njou2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<text:s/>fine (flour) </text:p>
          </table:table-cell>
          <table:table-cell office:value-type="string">
            <text:p>məәnX/H</text:p>
          </table:table-cell>
          <table:table-cell office:value-type="float" office:value="-21">
            <text:p>-21</text:p>
          </table:table-cell>
          <table:table-cell office:value-type="string">
            <text:p>moŋ4</text:p>
          </table:table-cell>
          <table:table-cell office:value-type="string">
            <text:p>mɑŋ4</text:p>
          </table:table-cell>
          <table:table-cell office:value-type="string">
            <text:p>mɔ4</text:p>
          </table:table-cell>
          <table:table-cell table:number-columns-repeated="3" office:value-type="string">
            <text:p>--</text:p>
          </table:table-cell>
          <table:table-cell office:value-type="string">
            <text:p>mæ̃4</text:p>
          </table:table-cell>
          <table:table-cell office:value-type="string">
            <text:p>mwəәn6</text:p>
          </table:table-cell>
          <table:table-cell office:value-type="string">
            <text:p>--</text:p>
          </table:table-cell>
          <table:table-cell table:number-columns-repeated="2" office:value-type="string">
            <text:p>mun6</text:p>
          </table:table-cell>
        </table:table-row>
        <table:table-row table:style-name="ro1">
          <table:table-cell office:value-type="string">
            <text:p><text:s/>eye </text:p>
          </table:table-cell>
          <table:table-cell office:value-type="string">
            <text:p>mu̯ɛjH</text:p>
          </table:table-cell>
          <table:table-cell office:value-type="float" office:value="-11">
            <text:p>-11</text:p>
          </table:table-cell>
          <table:table-cell office:value-type="string">
            <text:p>mɛ6</text:p>
          </table:table-cell>
          <table:table-cell office:value-type="string">
            <text:p>me6</text:p>
          </table:table-cell>
          <table:table-cell office:value-type="string">
            <text:p>mua6</text:p>
          </table:table-cell>
          <table:table-cell office:value-type="string">
            <text:p>moŋ6</text:p>
          </table:table-cell>
          <table:table-cell office:value-type="string">
            <text:p>maC</text:p>
          </table:table-cell>
          <table:table-cell office:value-type="string">
            <text:p>mɔ6</text:p>
          </table:table-cell>
          <table:table-cell office:value-type="string">
            <text:p>mɪ̃6</text:p>
          </table:table-cell>
          <table:table-cell office:value-type="string">
            <text:p>mwei6</text:p>
          </table:table-cell>
          <table:table-cell office:value-type="string">
            <text:p>ŋwei6</text:p>
          </table:table-cell>
          <table:table-cell office:value-type="string">
            <text:p>mi6</text:p>
          </table:table-cell>
          <table:table-cell table:style-name="ce2" office:value-type="date" office:date-value="2002-05-01">
            <text:p>01/05/02</text:p>
          </table:table-cell>
        </table:table-row>
        <table:table-row table:style-name="ro1">
          <table:table-cell office:value-type="string">
            <text:p><text:s/>to have </text:p>
          </table:table-cell>
          <table:table-cell office:value-type="string">
            <text:p>n-mɛj</text:p>
          </table:table-cell>
          <table:table-cell office:value-type="float" office:value="-11">
            <text:p>-11</text:p>
          </table:table-cell>
          <table:table-cell office:value-type="string">
            <text:p>mɛ2</text:p>
          </table:table-cell>
          <table:table-cell office:value-type="string">
            <text:p>me2</text:p>
          </table:table-cell>
          <table:table-cell office:value-type="string">
            <text:p>mua2</text:p>
          </table:table-cell>
          <table:table-cell office:value-type="string">
            <text:p>--</text:p>
          </table:table-cell>
          <table:table-cell office:value-type="string">
            <text:p>maA</text:p>
          </table:table-cell>
          <table:table-cell office:value-type="string">
            <text:p>mɔ2</text:p>
          </table:table-cell>
          <table:table-cell office:value-type="string">
            <text:p>mɪ̃2</text:p>
          </table:table-cell>
          <table:table-cell office:value-type="string">
            <text:p>maːi2</text:p>
          </table:table-cell>
          <table:table-cell office:value-type="string">
            <text:p>naːi2</text:p>
          </table:table-cell>
          <table:table-cell office:value-type="string">
            <text:p>ma2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<text:s/>to go </text:p>
          </table:table-cell>
          <table:table-cell office:value-type="string">
            <text:p>n-mʉŋ(X)</text:p>
          </table:table-cell>
          <table:table-cell office:value-type="float" office:value="-30">
            <text:p>-30</text:p>
          </table:table-cell>
          <table:table-cell table:number-columns-repeated="2" office:value-type="string">
            <text:p>moŋ4</text:p>
          </table:table-cell>
          <table:table-cell office:value-type="string">
            <text:p>mu4</text:p>
          </table:table-cell>
          <table:table-cell office:value-type="string">
            <text:p>məәŋ4</text:p>
          </table:table-cell>
          <table:table-cell office:value-type="string">
            <text:p>muB</text:p>
          </table:table-cell>
          <table:table-cell office:value-type="string">
            <text:p>ŋ̥ŋ4</text:p>
          </table:table-cell>
          <table:table-cell office:value-type="string">
            <text:p>nɪ̃2</text:p>
          </table:table-cell>
          <table:table-cell office:value-type="string">
            <text:p>miŋ2</text:p>
          </table:table-cell>
          <table:table-cell office:value-type="string">
            <text:p>niŋ2</text:p>
          </table:table-cell>
          <table:table-cell office:value-type="string">
            <text:p>--</text:p>
          </table:table-cell>
          <table:table-cell office:value-type="string">
            <text:p>mi2</text:p>
          </table:table-cell>
        </table:table-row>
        <table:table-row table:style-name="ro1">
          <table:table-cell office:value-type="string">
            <text:p><text:s/>􀵯 to buy </text:p>
          </table:table-cell>
          <table:table-cell office:value-type="string">
            <text:p>mɛjX</text:p>
          </table:table-cell>
          <table:table-cell office:value-type="float" office:value="-11">
            <text:p>-11</text:p>
          </table:table-cell>
          <table:table-cell office:value-type="string">
            <text:p>mɛ4</text:p>
          </table:table-cell>
          <table:table-cell office:value-type="string">
            <text:p>--</text:p>
          </table:table-cell>
          <table:table-cell office:value-type="string">
            <text:p>mua4</text:p>
          </table:table-cell>
          <table:table-cell office:value-type="string">
            <text:p>--</text:p>
          </table:table-cell>
          <table:table-cell office:value-type="string">
            <text:p>maB</text:p>
          </table:table-cell>
          <table:table-cell office:value-type="string">
            <text:p>mɔ1</text:p>
          </table:table-cell>
          <table:table-cell office:value-type="string">
            <text:p>mɪ̃6</text:p>
          </table:table-cell>
          <table:table-cell table:number-columns-repeated="2" office:value-type="string">
            <text:p>maːi4</text:p>
          </table:table-cell>
          <table:table-cell office:value-type="string">
            <text:p>--</text:p>
          </table:table-cell>
          <table:table-cell table:style-name="ce2" office:value-type="date" office:date-value="2004-05-01">
            <text:p>01/05/04</text:p>
          </table:table-cell>
        </table:table-row>
        <table:table-row table:style-name="ro1">
          <table:table-cell office:value-type="string">
            <text:p><text:s/>􁈭 to sell </text:p>
          </table:table-cell>
          <table:table-cell office:value-type="string">
            <text:p>mɛjH</text:p>
          </table:table-cell>
          <table:table-cell office:value-type="float" office:value="-11">
            <text:p>-11</text:p>
          </table:table-cell>
          <table:table-cell office:value-type="string">
            <text:p>mɛ4</text:p>
          </table:table-cell>
          <table:table-cell office:value-type="string">
            <text:p>me6</text:p>
          </table:table-cell>
          <table:table-cell office:value-type="string">
            <text:p>mua6</text:p>
          </table:table-cell>
          <table:table-cell office:value-type="string">
            <text:p>moŋ6</text:p>
          </table:table-cell>
          <table:table-cell office:value-type="string">
            <text:p>maC</text:p>
          </table:table-cell>
          <table:table-cell office:value-type="string">
            <text:p>mɔ4</text:p>
          </table:table-cell>
          <table:table-cell office:value-type="string">
            <text:p>mɪ̃6</text:p>
          </table:table-cell>
          <table:table-cell table:number-columns-repeated="2" office:value-type="string">
            <text:p>maːi6</text:p>
          </table:table-cell>
          <table:table-cell office:value-type="string">
            <text:p>ma6</text:p>
          </table:table-cell>
          <table:table-cell table:style-name="ce2" office:value-type="date" office:date-value="2006-05-01">
            <text:p>01/05/06</text:p>
          </table:table-cell>
        </table:table-row>
        <table:table-row table:style-name="ro1">
          <table:table-cell office:value-type="string">
            <text:p><text:s/>􃈯 fly (N</text:p>
          </table:table-cell>
          <table:table-cell office:value-type="string">
            <text:p>məәuŋX</text:p>
          </table:table-cell>
          <table:table-cell office:value-type="float" office:value="-21">
            <text:p>-21</text:p>
          </table:table-cell>
          <table:table-cell office:value-type="string">
            <text:p>--</text:p>
          </table:table-cell>
          <table:table-cell office:value-type="string">
            <text:p>mɑŋ4</text:p>
          </table:table-cell>
          <table:table-cell office:value-type="string">
            <text:p>mɔ4</text:p>
          </table:table-cell>
          <table:table-cell office:value-type="string">
            <text:p>moŋ4</text:p>
          </table:table-cell>
          <table:table-cell office:value-type="string">
            <text:p>moŋB</text:p>
          </table:table-cell>
          <table:table-cell office:value-type="string">
            <text:p>mɐŋ4</text:p>
          </table:table-cell>
          <table:table-cell office:value-type="string">
            <text:p>mæ̃4</text:p>
          </table:table-cell>
          <table:table-cell table:number-columns-repeated="2" office:value-type="string">
            <text:p>--</text:p>
          </table:table-cell>
          <table:table-cell office:value-type="string">
            <text:p>məә4</text:p>
          </table:table-cell>
          <table:table-cell office:value-type="string">
            <text:p>mɔŋ4</text:p>
          </table:table-cell>
        </table:table-row>
        <table:table-row table:style-name="ro1">
          <table:table-cell office:value-type="string">
            <text:p><text:s/>􀫐 to look at </text:p>
          </table:table-cell>
          <table:table-cell office:value-type="string">
            <text:p>maŋH</text:p>
          </table:table-cell>
          <table:table-cell office:value-type="float" office:value="-24">
            <text:p>-24</text:p>
          </table:table-cell>
          <table:table-cell table:number-columns-repeated="8" office:value-type="string">
            <text:p>--</text:p>
          </table:table-cell>
          <table:table-cell office:value-type="string">
            <text:p>ŋwaːŋ6</text:p>
          </table:table-cell>
          <table:table-cell office:value-type="string">
            <text:p>məә6</text:p>
          </table:table-cell>
          <table:table-cell office:value-type="string">
            <text:p>mɔŋ6</text:p>
          </table:table-cell>
        </table:table-row>
        <table:table-row table:style-name="ro1">
          <table:table-cell office:value-type="string">
            <text:p><text:s/>persimmon </text:p>
          </table:table-cell>
          <table:table-cell office:value-type="string">
            <text:p>minB</text:p>
          </table:table-cell>
          <table:table-cell office:value-type="float" office:value="-18">
            <text:p>-18</text:p>
          </table:table-cell>
          <table:table-cell office:value-type="string">
            <text:p>mi4</text:p>
          </table:table-cell>
          <table:table-cell office:value-type="string">
            <text:p>mɛ4</text:p>
          </table:table-cell>
          <table:table-cell table:number-columns-repeated="2" office:value-type="string">
            <text:p>--</text:p>
          </table:table-cell>
          <table:table-cell office:value-type="string">
            <text:p>menB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wheat </text:p>
          </table:table-cell>
          <table:table-cell office:value-type="string">
            <text:p>muŋC</text:p>
          </table:table-cell>
          <table:table-cell office:value-type="float" office:value="-27">
            <text:p>-27</text:p>
          </table:table-cell>
          <table:table-cell office:value-type="string">
            <text:p>maŋ4</text:p>
          </table:table-cell>
          <table:table-cell office:value-type="string">
            <text:p>--</text:p>
          </table:table-cell>
          <table:table-cell office:value-type="string">
            <text:p>mɔ6</text:p>
          </table:table-cell>
          <table:table-cell office:value-type="string">
            <text:p>məәŋ6</text:p>
          </table:table-cell>
          <table:table-cell office:value-type="string">
            <text:p>muC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2">
          <table:table-cell office:value-type="string">
            <text:p><text:s/>female </text:p>
          </table:table-cell>
          <table:table-cell office:value-type="string">
            <text:p>minD</text:p>
          </table:table-cell>
          <table:table-cell office:value-type="float" office:value="-18">
            <text:p>-18</text:p>
          </table:table-cell>
          <table:table-cell office:value-type="string">
            <text:p>mi8</text:p>
          </table:table-cell>
          <table:table-cell office:value-type="string">
            <text:p>--</text:p>
          </table:table-cell>
          <table:table-cell office:value-type="string">
            <text:p>nia8</text:p>
          </table:table-cell>
          <table:table-cell office:value-type="string">
            <text:p>mi8</text:p>
          </table:table-cell>
          <table:table-cell office:value-type="string">
            <text:p>menC</text:p>
          </table:table-cell>
          <table:table-cell table:style-name="ce1" office:value-type="string">
            <text:p>mai<text:span text:style-name="T1">8</text:span></text:p>
          </table:table-cell>
          <table:table-cell office:value-type="string">
            <text:p>mɛ̃7</text:p>
          </table:table-cell>
          <table:table-cell table:number-columns-repeated="4"/>
        </table:table-row>
        <table:table-row table:style-name="ro1">
          <table:table-cell office:value-type="string">
            <text:p><text:s/>bee </text:p>
          </table:table-cell>
          <table:table-cell office:value-type="string">
            <text:p>mu̯eiB</text:p>
          </table:table-cell>
          <table:table-cell office:value-type="float" office:value="-8">
            <text:p>-8</text:p>
          </table:table-cell>
          <table:table-cell table:number-columns-repeated="7"/>
          <table:table-cell office:value-type="string">
            <text:p>mwei4</text:p>
          </table:table-cell>
          <table:table-cell office:value-type="string">
            <text:p>ŋwei4</text:p>
          </table:table-cell>
          <table:table-cell office:value-type="string">
            <text:p>mi4</text:p>
          </table:table-cell>
          <table:table-cell office:value-type="string">
            <text:p>mui4</text:p>
          </table:table-cell>
        </table:table-row>
        <table:table-row table:style-name="ro1">
          <table:table-cell office:value-type="string">
            <text:p><text:s/>brother </text:p>
          </table:table-cell>
          <table:table-cell office:value-type="string">
            <text:p>mɔuB</text:p>
          </table:table-cell>
          <table:table-cell office:value-type="float" office:value="-3">
            <text:p>-3</text:p>
          </table:table-cell>
          <table:table-cell table:number-columns-repeated="7"/>
          <table:table-cell office:value-type="string">
            <text:p>mai4</text:p>
          </table:table-cell>
          <table:table-cell office:value-type="string">
            <text:p>--</text:p>
          </table:table-cell>
          <table:table-cell office:value-type="string">
            <text:p>mau4</text:p>
          </table:table-cell>
          <table:table-cell office:value-type="string">
            <text:p>mu4</text:p>
          </table:table-cell>
        </table:table-row>
        <table:table-row table:style-name="ro1">
          <table:table-cell office:value-type="string">
            <text:p><text:s/>carrying pole </text:p>
          </table:table-cell>
          <table:table-cell office:value-type="string">
            <text:p>mu̯əәŋB</text:p>
          </table:table-cell>
          <table:table-cell office:value-type="float" office:value="-29">
            <text:p>-29</text:p>
          </table:table-cell>
          <table:table-cell table:number-columns-repeated="7"/>
          <table:table-cell office:value-type="string">
            <text:p>moŋ5</text:p>
          </table:table-cell>
          <table:table-cell office:value-type="string">
            <text:p>muŋ4</text:p>
          </table:table-cell>
          <table:table-cell office:value-type="string">
            <text:p>mɔŋ4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<text:s/>to return home </text:p>
          </table:table-cell>
          <table:table-cell office:value-type="string">
            <text:p>muB</text:p>
          </table:table-cell>
          <table:table-cell office:value-type="float" office:value="-16">
            <text:p>-16</text:p>
          </table:table-cell>
          <table:table-cell table:number-columns-repeated="7"/>
          <table:table-cell table:number-columns-repeated="4" office:value-type="string">
            <text:p>mu4</text:p>
          </table:table-cell>
        </table:table-row>
        <table:table-row table:style-name="ro1">
          <table:table-cell office:value-type="string">
            <text:p><text:s/>thick/dense </text:p>
          </table:table-cell>
          <table:table-cell office:value-type="string">
            <text:p>makD</text:p>
          </table:table-cell>
          <table:table-cell office:value-type="float" office:value="-4">
            <text:p>-4</text:p>
          </table:table-cell>
          <table:table-cell table:number-columns-repeated="7"/>
          <table:table-cell office:value-type="string">
            <text:p>ma8</text:p>
          </table:table-cell>
          <table:table-cell office:value-type="string">
            <text:p>ma6</text:p>
          </table:table-cell>
          <table:table-cell office:value-type="string">
            <text:p>--</text:p>
          </table:table-cell>
          <table:table-cell office:value-type="string">
            <text:p>mɔu8</text:p>
          </table:table-cell>
        </table:table-row>
        <table:table-row table:style-name="ro1">
          <table:table-cell office:value-type="string">
            <text:p><text:s/>􁗯 fog </text:p>
          </table:table-cell>
          <table:table-cell office:value-type="string">
            <text:p>mowC</text:p>
          </table:table-cell>
          <table:table-cell office:value-type="float" office:value="-16">
            <text:p>-16</text:p>
          </table:table-cell>
          <table:table-cell table:number-columns-repeated="7"/>
          <table:table-cell office:value-type="string">
            <text:p>mou6</text:p>
          </table:table-cell>
          <table:table-cell table:number-columns-repeated="2" office:value-type="string">
            <text:p>--</text:p>
          </table:table-cell>
          <table:table-cell office:value-type="string">
            <text:p>mu6</text:p>
          </table:table-cell>
        </table:table-row>
        <table:table-row table:style-name="ro1">
          <table:table-cell office:value-type="string">
            <text:p><text:s/>􁄽 temple </text:p>
          </table:table-cell>
          <table:table-cell office:value-type="string">
            <text:p>miuC</text:p>
          </table:table-cell>
          <table:table-cell office:value-type="string">
            <text:p>(A)</text:p>
          </table:table-cell>
          <table:table-cell table:number-columns-repeated="7"/>
          <table:table-cell table:number-columns-repeated="2" office:value-type="string">
            <text:p>miu6</text:p>
          </table:table-cell>
          <table:table-cell office:value-type="string">
            <text:p>--</text:p>
          </table:table-cell>
          <table:table-cell office:value-type="string">
            <text:p>miu6</text:p>
          </table:table-cell>
        </table:table-row>
        <table:table-row table:style-name="ro1">
          <table:table-cell office:value-type="string">
            <text:p><text:s/>son-in-law </text:p>
          </table:table-cell>
          <table:table-cell office:value-type="string">
            <text:p>ʔweiX</text:p>
          </table:table-cell>
          <table:table-cell office:value-type="string">
            <text:p>(12/17)</text:p>
          </table:table-cell>
          <table:table-cell table:number-columns-repeated="2" office:value-type="string">
            <text:p>--</text:p>
          </table:table-cell>
          <table:table-cell office:value-type="string">
            <text:p>vau3</text:p>
          </table:table-cell>
          <table:table-cell office:value-type="string">
            <text:p>wɔ3a</text:p>
          </table:table-cell>
          <table:table-cell office:value-type="string">
            <text:p>ʔwuB</text:p>
          </table:table-cell>
          <table:table-cell office:value-type="string">
            <text:p>ve3</text:p>
          </table:table-cell>
          <table:table-cell office:value-type="string">
            <text:p>vi3</text:p>
          </table:table-cell>
          <table:table-cell office:value-type="string">
            <text:p>vei3</text:p>
          </table:table-cell>
          <table:table-cell table:number-columns-repeated="2" office:value-type="string">
            <text:p>--</text:p>
          </table:table-cell>
          <table:table-cell office:value-type="string">
            <text:p>vɛi3</text:p>
          </table:table-cell>
        </table:table-row>
        <table:table-row table:style-name="ro1">
          <table:table-cell office:value-type="string">
            <text:p><text:s/>􀚿 crest/comb </text:p>
          </table:table-cell>
          <table:table-cell office:value-type="string">
            <text:p>ʔwi̯æn</text:p>
          </table:table-cell>
          <table:table-cell office:value-type="float" office:value="-1">
            <text:p>-1</text:p>
          </table:table-cell>
          <table:table-cell table:number-columns-repeated="2" office:value-type="string">
            <text:p>--</text:p>
          </table:table-cell>
          <table:table-cell office:value-type="string">
            <text:p>ʔi1</text:p>
          </table:table-cell>
          <table:table-cell office:value-type="string">
            <text:p>--</text:p>
          </table:table-cell>
          <table:table-cell office:value-type="string">
            <text:p>ʔweA</text:p>
          </table:table-cell>
          <table:table-cell table:number-columns-repeated="5" office:value-type="string">
            <text:p>--</text:p>
          </table:table-cell>
          <table:table-cell office:value-type="string">
            <text:p>vɔn1</text:p>
          </table:table-cell>
        </table:table-row>
        <table:table-row table:style-name="ro1">
          <table:table-cell office:value-type="string">
            <text:p><text:s/>cherry </text:p>
          </table:table-cell>
          <table:table-cell office:value-type="string">
            <text:p>ʔwaA</text:p>
          </table:table-cell>
          <table:table-cell office:value-type="float" office:value="-4">
            <text:p>-4</text:p>
          </table:table-cell>
          <table:table-cell office:value-type="string">
            <text:p>va1</text:p>
          </table:table-cell>
          <table:table-cell office:value-type="string">
            <text:p>wɑ1</text:p>
          </table:table-cell>
          <table:table-cell office:value-type="string">
            <text:p>--</text:p>
          </table:table-cell>
          <table:table-cell office:value-type="string">
            <text:p>ʑi1a</text:p>
          </table:table-cell>
          <table:table-cell table:number-columns-repeated="3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winnowing fan </text:p>
          </table:table-cell>
          <table:table-cell office:value-type="string">
            <text:p>ʔwaŋA</text:p>
          </table:table-cell>
          <table:table-cell office:value-type="float" office:value="-24">
            <text:p>-24</text:p>
          </table:table-cell>
          <table:table-cell office:value-type="string">
            <text:p>vaŋ1</text:p>
          </table:table-cell>
          <table:table-cell office:value-type="string">
            <text:p>wei1</text:p>
          </table:table-cell>
          <table:table-cell office:value-type="string">
            <text:p>va1</text:p>
          </table:table-cell>
          <table:table-cell office:value-type="string">
            <text:p>wua1a</text:p>
          </table:table-cell>
          <table:table-cell office:value-type="string">
            <text:p>ʔwenA</text:p>
          </table:table-cell>
          <table:table-cell office:value-type="string">
            <text:p>ven1</text:p>
          </table:table-cell>
          <table:table-cell office:value-type="string">
            <text:p>vɛ1</text:p>
          </table:table-cell>
          <table:table-cell table:number-columns-repeated="4"/>
        </table:table-row>
        <table:table-row table:style-name="ro1">
          <table:table-cell office:value-type="string">
            <text:p><text:s/>to cover self </text:p>
          </table:table-cell>
          <table:table-cell office:value-type="string">
            <text:p>ʔwoB</text:p>
          </table:table-cell>
          <table:table-cell office:value-type="float" office:value="-7">
            <text:p>-7</text:p>
          </table:table-cell>
          <table:table-cell table:number-columns-repeated="2" office:value-type="string">
            <text:p>--</text:p>
          </table:table-cell>
          <table:table-cell office:value-type="string">
            <text:p>vɔ3</text:p>
          </table:table-cell>
          <table:table-cell office:value-type="string">
            <text:p>wo3a</text:p>
          </table:table-cell>
          <table:table-cell office:value-type="string">
            <text:p>ʔwuB</text:p>
          </table:table-cell>
          <table:table-cell office:value-type="string">
            <text:p>--</text:p>
          </table:table-cell>
          <table:table-cell office:value-type="string">
            <text:p>va3</text:p>
          </table:table-cell>
          <table:table-cell table:number-columns-repeated="4"/>
        </table:table-row>
        <table:table-row table:style-name="ro1">
          <table:table-cell office:value-type="string">
            <text:p><text:s/>wife </text:p>
          </table:table-cell>
          <table:table-cell office:value-type="string">
            <text:p>ʔwæwB</text:p>
          </table:table-cell>
          <table:table-cell office:value-type="float" office:value="-3">
            <text:p>-3</text:p>
          </table:table-cell>
          <table:table-cell office:value-type="string">
            <text:p>vi3</text:p>
          </table:table-cell>
          <table:table-cell office:value-type="string">
            <text:p>--</text:p>
          </table:table-cell>
          <table:table-cell office:value-type="string">
            <text:p>vi3</text:p>
          </table:table-cell>
          <table:table-cell table:number-columns-repeated="2" office:value-type="string">
            <text:p>--</text:p>
          </table:table-cell>
          <table:table-cell office:value-type="string">
            <text:p>va3</text:p>
          </table:table-cell>
          <table:table-cell office:value-type="string">
            <text:p>vo3</text:p>
          </table:table-cell>
          <table:table-cell table:number-columns-repeated="4"/>
        </table:table-row>
        <table:table-row table:style-name="ro1">
          <table:table-cell office:value-type="string">
            <text:p><text:s/>that </text:p>
          </table:table-cell>
          <table:table-cell office:value-type="string">
            <text:p>ʔweB</text:p>
          </table:table-cell>
          <table:table-cell office:value-type="float" office:value="-10">
            <text:p>-10</text:p>
          </table:table-cell>
          <table:table-cell table:number-columns-repeated="7"/>
          <table:table-cell office:value-type="string">
            <text:p>wa3</text:p>
          </table:table-cell>
          <table:table-cell office:value-type="string">
            <text:p>va3</text:p>
          </table:table-cell>
          <table:table-cell office:value-type="string">
            <text:p>wəә3</text:p>
          </table:table-cell>
          <table:table-cell office:value-type="string">
            <text:p>vɛi3</text:p>
          </table:table-cell>
        </table:table-row>
        <table:table-row table:style-name="ro1">
          <table:table-cell office:value-type="string">
            <text:p><text:s/>􀺡 bowl </text:p>
          </table:table-cell>
          <table:table-cell office:value-type="string">
            <text:p>ʔwəәnB</text:p>
          </table:table-cell>
          <table:table-cell office:value-type="string">
            <text:p>(D)</text:p>
          </table:table-cell>
          <table:table-cell table:number-columns-repeated="7"/>
          <table:table-cell table:number-columns-repeated="2" office:value-type="string">
            <text:p>van3</text:p>
          </table:table-cell>
          <table:table-cell office:value-type="string">
            <text:p>wan3</text:p>
          </table:table-cell>
          <table:table-cell office:value-type="string">
            <text:p>vjɛn3</text:p>
          </table:table-cell>
        </table:table-row>
        <table:table-row table:style-name="ro1">
          <table:table-cell office:value-type="string">
            <text:p><text:s/>􀒨 to dig </text:p>
          </table:table-cell>
          <table:table-cell office:value-type="string">
            <text:p>ʔwetD</text:p>
          </table:table-cell>
          <table:table-cell office:value-type="float" office:value="-10">
            <text:p>-10</text:p>
          </table:table-cell>
          <table:table-cell table:number-columns-repeated="7"/>
          <table:table-cell office:value-type="string">
            <text:p>vet7</text:p>
          </table:table-cell>
          <table:table-cell office:value-type="string">
            <text:p>veːt7’</text:p>
          </table:table-cell>
          <table:table-cell office:value-type="string">
            <text:p>wun7</text:p>
          </table:table-cell>
          <table:table-cell office:value-type="string">
            <text:p>vɛt7</text:p>
          </table:table-cell>
        </table:table-row>
        <table:table-row table:style-name="ro1">
          <table:table-cell office:value-type="string">
            <text:p><text:s/>􀷤 garden </text:p>
          </table:table-cell>
          <table:table-cell office:value-type="string">
            <text:p>hwunA</text:p>
          </table:table-cell>
          <table:table-cell office:value-type="float" office:value="-27">
            <text:p>-27</text:p>
          </table:table-cell>
          <table:table-cell table:number-columns-repeated="7"/>
          <table:table-cell office:value-type="string">
            <text:p>hun1</text:p>
          </table:table-cell>
          <table:table-cell office:value-type="string">
            <text:p>vin1’</text:p>
          </table:table-cell>
          <table:table-cell office:value-type="string">
            <text:p>hun1</text:p>
          </table:table-cell>
          <table:table-cell office:value-type="string">
            <text:p>von1</text:p>
          </table:table-cell>
        </table:table-row>
        <table:table-row table:style-name="ro1">
          <table:table-cell office:value-type="string">
            <text:p><text:s/>sky/heaven </text:p>
          </table:table-cell>
          <table:table-cell office:value-type="string">
            <text:p>wɛŋ</text:p>
          </table:table-cell>
          <table:table-cell office:value-type="float" office:value="-22">
            <text:p>-22</text:p>
          </table:table-cell>
          <table:table-cell office:value-type="string">
            <text:p>vɛ2</text:p>
          </table:table-cell>
          <table:table-cell table:number-columns-repeated="5" office:value-type="string">
            <text:p>--</text:p>
          </table:table-cell>
          <table:table-cell office:value-type="string">
            <text:p>vɔ̃2</text:p>
          </table:table-cell>
          <table:table-cell table:number-columns-repeated="3" office:value-type="string">
            <text:p>--</text:p>
          </table:table-cell>
          <table:table-cell office:value-type="string">
            <text:p>vaŋ2</text:p>
          </table:table-cell>
        </table:table-row>
        <table:table-row table:style-name="ro1">
          <table:table-cell office:value-type="string">
            <text:p><text:s/>􀔆 taro </text:p>
          </table:table-cell>
          <table:table-cell office:value-type="string">
            <text:p>wouH</text:p>
          </table:table-cell>
          <table:table-cell office:value-type="float" office:value="-13">
            <text:p>-13</text:p>
          </table:table-cell>
          <table:table-cell office:value-type="string">
            <text:p>vu6</text:p>
          </table:table-cell>
          <table:table-cell office:value-type="string">
            <text:p>wəә6</text:p>
          </table:table-cell>
          <table:table-cell office:value-type="string">
            <text:p>vaɯ6</text:p>
          </table:table-cell>
          <table:table-cell office:value-type="string">
            <text:p>wɯ6</text:p>
          </table:table-cell>
          <table:table-cell office:value-type="string">
            <text:p>woC</text:p>
          </table:table-cell>
          <table:table-cell office:value-type="string">
            <text:p>vau6</text:p>
          </table:table-cell>
          <table:table-cell office:value-type="string">
            <text:p>vɔ6</text:p>
          </table:table-cell>
          <table:table-cell office:value-type="string">
            <text:p>hou6</text:p>
          </table:table-cell>
          <table:table-cell office:value-type="string">
            <text:p>hɔu6</text:p>
          </table:table-cell>
          <table:table-cell office:value-type="string">
            <text:p>--</text:p>
          </table:table-cell>
          <table:table-cell office:value-type="string">
            <text:p>vu6</text:p>
          </table:table-cell>
        </table:table-row>
        <table:table-row table:style-name="ro1">
          <table:table-cell office:value-type="string">
            <text:p><text:s/>1SG (I/me) </text:p>
          </table:table-cell>
          <table:table-cell office:value-type="string">
            <text:p>wɛŋB</text:p>
          </table:table-cell>
          <table:table-cell office:value-type="float" office:value="-22">
            <text:p>-22</text:p>
          </table:table-cell>
          <table:table-cell office:value-type="string">
            <text:p>vi4</text:p>
          </table:table-cell>
          <table:table-cell office:value-type="string">
            <text:p>we4</text:p>
          </table:table-cell>
          <table:table-cell table:number-columns-repeated="3" office:value-type="string">
            <text:p>--</text:p>
          </table:table-cell>
          <table:table-cell office:value-type="string">
            <text:p>va4</text:p>
          </table:table-cell>
          <table:table-cell office:value-type="string">
            <text:p>vɔ̃4</text:p>
          </table:table-cell>
          <table:table-cell table:number-columns-repeated="4"/>
        </table:table-row>
        <table:table-row table:style-name="ro1">
          <table:table-cell office:value-type="string">
            <text:p><text:s/>􀷤 garden </text:p>
          </table:table-cell>
          <table:table-cell office:value-type="string">
            <text:p>waŋA</text:p>
          </table:table-cell>
          <table:table-cell office:value-type="float" office:value="-24">
            <text:p>-24</text:p>
          </table:table-cell>
          <table:table-cell office:value-type="string">
            <text:p>vaŋ2</text:p>
          </table:table-cell>
          <table:table-cell office:value-type="string">
            <text:p>--</text:p>
          </table:table-cell>
          <table:table-cell office:value-type="string">
            <text:p>va2</text:p>
          </table:table-cell>
          <table:table-cell office:value-type="string">
            <text:p>wua2</text:p>
          </table:table-cell>
          <table:table-cell office:value-type="string">
            <text:p>--</text:p>
          </table:table-cell>
          <table:table-cell office:value-type="string">
            <text:p>vi2</text:p>
          </table:table-cell>
          <table:table-cell office:value-type="string">
            <text:p>ɦje2</text:p>
          </table:table-cell>
          <table:table-cell table:number-columns-repeated="4"/>
        </table:table-row>
        <table:table-row table:style-name="ro1">
          <table:table-cell office:value-type="string">
            <text:p><text:s/>􀺬 ten thousand </text:p>
          </table:table-cell>
          <table:table-cell office:value-type="string">
            <text:p>wi̯aŋC</text:p>
          </table:table-cell>
          <table:table-cell office:value-type="float" office:value="-26">
            <text:p>-26</text:p>
          </table:table-cell>
          <table:table-cell office:value-type="string">
            <text:p>vaŋ6</text:p>
          </table:table-cell>
          <table:table-cell office:value-type="string">
            <text:p>--</text:p>
          </table:table-cell>
          <table:table-cell office:value-type="string">
            <text:p>va8</text:p>
          </table:table-cell>
          <table:table-cell office:value-type="string">
            <text:p>waŋ6</text:p>
          </table:table-cell>
          <table:table-cell office:value-type="string">
            <text:p>waŋC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􀞬 yellow </text:p>
          </table:table-cell>
          <table:table-cell office:value-type="string">
            <text:p>wi̯əәŋA</text:p>
          </table:table-cell>
          <table:table-cell office:value-type="float" office:value="-24">
            <text:p>-24</text:p>
          </table:table-cell>
          <table:table-cell table:number-columns-repeated="7"/>
          <table:table-cell office:value-type="string">
            <text:p>waŋ2</text:p>
          </table:table-cell>
          <table:table-cell office:value-type="string">
            <text:p>vaŋ2</text:p>
          </table:table-cell>
          <table:table-cell office:value-type="string">
            <text:p>waŋ2</text:p>
          </table:table-cell>
          <table:table-cell office:value-type="string">
            <text:p>vjaŋ2</text:p>
          </table:table-cell>
        </table:table-row>
        <table:table-row table:style-name="ro1">
          <table:table-cell office:value-type="string">
            <text:p><text:s/>three </text:p>
          </table:table-cell>
          <table:table-cell office:value-type="string">
            <text:p>pjɔu</text:p>
          </table:table-cell>
          <table:table-cell office:value-type="float" office:value="-3">
            <text:p>-3</text:p>
          </table:table-cell>
          <table:table-cell office:value-type="string">
            <text:p>pi1</text:p>
          </table:table-cell>
          <table:table-cell office:value-type="string">
            <text:p>pu1</text:p>
          </table:table-cell>
          <table:table-cell office:value-type="string">
            <text:p>pe1</text:p>
          </table:table-cell>
          <table:table-cell office:value-type="string">
            <text:p>pæ1a</text:p>
          </table:table-cell>
          <table:table-cell office:value-type="string">
            <text:p>pziA</text:p>
          </table:table-cell>
          <table:table-cell office:value-type="string">
            <text:p>pa1</text:p>
          </table:table-cell>
          <table:table-cell office:value-type="string">
            <text:p>po1</text:p>
          </table:table-cell>
          <table:table-cell table:number-columns-repeated="2" office:value-type="string">
            <text:p>pu1</text:p>
          </table:table-cell>
          <table:table-cell office:value-type="string">
            <text:p>pau1</text:p>
          </table:table-cell>
          <table:table-cell office:value-type="string">
            <text:p>bu5</text:p>
          </table:table-cell>
        </table:table-row>
        <table:table-row table:style-name="ro1">
          <table:table-cell office:value-type="string">
            <text:p><text:s/>bedbug </text:p>
          </table:table-cell>
          <table:table-cell office:value-type="string">
            <text:p>pji</text:p>
          </table:table-cell>
          <table:table-cell office:value-type="float" office:value="-1">
            <text:p>-1</text:p>
          </table:table-cell>
          <table:table-cell table:number-columns-repeated="5" office:value-type="string">
            <text:p>--</text:p>
          </table:table-cell>
          <table:table-cell office:value-type="string">
            <text:p>pi1</text:p>
          </table:table-cell>
          <table:table-cell office:value-type="string">
            <text:p>pɪ5</text:p>
          </table:table-cell>
          <table:table-cell table:number-columns-repeated="3" office:value-type="string">
            <text:p>pi1</text:p>
          </table:table-cell>
          <table:table-cell office:value-type="string">
            <text:p>bɛi1</text:p>
          </table:table-cell>
        </table:table-row>
        <table:table-row table:style-name="ro1">
          <table:table-cell office:value-type="string">
            <text:p><text:s/>father/male </text:p>
          </table:table-cell>
          <table:table-cell office:value-type="string">
            <text:p>pjaX</text:p>
          </table:table-cell>
          <table:table-cell office:value-type="float" office:value="-4">
            <text:p>-4</text:p>
          </table:table-cell>
          <table:table-cell office:value-type="string">
            <text:p>pa3</text:p>
          </table:table-cell>
          <table:table-cell office:value-type="string">
            <text:p>pɑ3</text:p>
          </table:table-cell>
          <table:table-cell office:value-type="string">
            <text:p>tsi3</text:p>
          </table:table-cell>
          <table:table-cell office:value-type="string">
            <text:p>pi3a</text:p>
          </table:table-cell>
          <table:table-cell office:value-type="string">
            <text:p>paB</text:p>
          </table:table-cell>
          <table:table-cell office:value-type="string">
            <text:p>pe3</text:p>
          </table:table-cell>
          <table:table-cell office:value-type="string">
            <text:p>pa7</text:p>
          </table:table-cell>
          <table:table-cell office:value-type="string">
            <text:p>pwa3</text:p>
          </table:table-cell>
          <table:table-cell office:value-type="string">
            <text:p>fa3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<text:s/>fruit </text:p>
          </table:table-cell>
          <table:table-cell office:value-type="string">
            <text:p>pjiə̯uX</text:p>
          </table:table-cell>
          <table:table-cell office:value-type="float" office:value="-1">
            <text:p>-1</text:p>
          </table:table-cell>
          <table:table-cell office:value-type="string">
            <text:p>tsen3</text:p>
          </table:table-cell>
          <table:table-cell office:value-type="string">
            <text:p>pi3</text:p>
          </table:table-cell>
          <table:table-cell office:value-type="string">
            <text:p>tsi3</text:p>
          </table:table-cell>
          <table:table-cell office:value-type="string">
            <text:p>pei3a</text:p>
          </table:table-cell>
          <table:table-cell office:value-type="string">
            <text:p>pzeB</text:p>
          </table:table-cell>
          <table:table-cell office:value-type="string">
            <text:p>pi3</text:p>
          </table:table-cell>
          <table:table-cell office:value-type="string">
            <text:p>pje3</text:p>
          </table:table-cell>
          <table:table-cell office:value-type="string">
            <text:p>pjeu3</text:p>
          </table:table-cell>
          <table:table-cell office:value-type="string">
            <text:p>pjɔu3</text:p>
          </table:table-cell>
          <table:table-cell office:value-type="string">
            <text:p>pjau3</text:p>
          </table:table-cell>
          <table:table-cell office:value-type="string">
            <text:p>bɛu3</text:p>
          </table:table-cell>
        </table:table-row>
        <table:table-row table:style-name="ro1">
          <table:table-cell office:value-type="string">
            <text:p><text:s/>crop of bird </text:p>
          </table:table-cell>
          <table:table-cell office:value-type="string">
            <text:p>pjinB</text:p>
          </table:table-cell>
          <table:table-cell office:value-type="float" office:value="-18">
            <text:p>-18</text:p>
          </table:table-cell>
          <table:table-cell office:value-type="string">
            <text:p>pi3</text:p>
          </table:table-cell>
          <table:table-cell office:value-type="string">
            <text:p>--</text:p>
          </table:table-cell>
          <table:table-cell office:value-type="string">
            <text:p>tsia5</text:p>
          </table:table-cell>
          <table:table-cell office:value-type="string">
            <text:p>pjein5a</text:p>
          </table:table-cell>
          <table:table-cell office:value-type="string">
            <text:p>puB</text:p>
          </table:table-cell>
          <table:table-cell office:value-type="string">
            <text:p>pai3</text:p>
          </table:table-cell>
          <table:table-cell office:value-type="string">
            <text:p>pẽ1</text:p>
          </table:table-cell>
          <table:table-cell table:number-columns-repeated="4"/>
        </table:table-row>
        <table:table-row table:style-name="ro1">
          <table:table-cell office:value-type="string">
            <text:p><text:s/>to bear fruit </text:p>
          </table:table-cell>
          <table:table-cell office:value-type="string">
            <text:p>pjiC</text:p>
          </table:table-cell>
          <table:table-cell office:value-type="float" office:value="-1">
            <text:p>-1</text:p>
          </table:table-cell>
          <table:table-cell office:value-type="string">
            <text:p>tsen5</text:p>
          </table:table-cell>
          <table:table-cell office:value-type="string">
            <text:p>--</text:p>
          </table:table-cell>
          <table:table-cell office:value-type="string">
            <text:p>tsi5</text:p>
          </table:table-cell>
          <table:table-cell office:value-type="string">
            <text:p>pei5a</text:p>
          </table:table-cell>
          <table:table-cell office:value-type="string">
            <text:p>pzeC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wooden basin </text:p>
          </table:table-cell>
          <table:table-cell office:value-type="string">
            <text:p>pjatD</text:p>
          </table:table-cell>
          <table:table-cell office:value-type="float" office:value="-4">
            <text:p>-4</text:p>
          </table:table-cell>
          <table:table-cell table:number-columns-repeated="7"/>
          <table:table-cell office:value-type="string">
            <text:p>pwat7</text:p>
          </table:table-cell>
          <table:table-cell table:number-columns-repeated="3" office:value-type="string">
            <text:p>--</text:p>
          </table:table-cell>
        </table:table-row>
        <table:table-row table:style-name="ro1">
          <table:table-cell office:value-type="string">
            <text:p><text:s/>to burn (TR) </text:p>
          </table:table-cell>
          <table:table-cell office:value-type="string">
            <text:p>phjæwB</text:p>
          </table:table-cell>
          <table:table-cell office:value-type="float" office:value="-3">
            <text:p>-3</text:p>
          </table:table-cell>
          <table:table-cell office:value-type="string">
            <text:p>phi3</text:p>
          </table:table-cell>
          <table:table-cell table:number-columns-repeated="4" office:value-type="string">
            <text:p>--</text:p>
          </table:table-cell>
          <table:table-cell office:value-type="string">
            <text:p>v̥a3</text:p>
          </table:table-cell>
          <table:table-cell office:value-type="string">
            <text:p>pho3</text:p>
          </table:table-cell>
          <table:table-cell table:number-columns-repeated="4"/>
        </table:table-row>
        <table:table-row table:style-name="ro1">
          <table:table-cell office:value-type="string">
            <text:p><text:s/>half </text:p>
          </table:table-cell>
          <table:table-cell office:value-type="string">
            <text:p>phjeC</text:p>
          </table:table-cell>
          <table:table-cell office:value-type="float" office:value="-10">
            <text:p>-10</text:p>
          </table:table-cell>
          <table:table-cell table:number-columns-repeated="3" office:value-type="string">
            <text:p>--</text:p>
          </table:table-cell>
          <table:table-cell office:value-type="string">
            <text:p>pje7b</text:p>
          </table:table-cell>
          <table:table-cell office:value-type="string">
            <text:p>phjeC</text:p>
          </table:table-cell>
          <table:table-cell table:number-columns-repeated="2"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<text:s/>chaff/husk </text:p>
          </table:table-cell>
          <table:table-cell office:value-type="string">
            <text:p>S-phjæC</text:p>
          </table:table-cell>
          <table:table-cell office:value-type="float" office:value="-5">
            <text:p>-5</text:p>
          </table:table-cell>
          <table:table-cell office:value-type="string">
            <text:p>fha5</text:p>
          </table:table-cell>
          <table:table-cell office:value-type="string">
            <text:p>sa5</text:p>
          </table:table-cell>
          <table:table-cell office:value-type="string">
            <text:p>sua5</text:p>
          </table:table-cell>
          <table:table-cell office:value-type="string">
            <text:p>sa5b</text:p>
          </table:table-cell>
          <table:table-cell office:value-type="string">
            <text:p>siB</text:p>
          </table:table-cell>
          <table:table-cell office:value-type="string">
            <text:p>v̥ei5</text:p>
          </table:table-cell>
          <table:table-cell office:value-type="string">
            <text:p>(m̥e5)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number-columns-repeated="1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oulosSIL" svg:font-family="DoulosSIL"/>
    <style:font-face style:name="LiSungLight" svg:font-family="LiSungLight"/>
    <style:font-face style:name="F" svg:font-family="" style:font-family-generic="roman"/>
    <style:font-face style:name="TimesNewRomanPSMT1" svg:font-family="TimesNewRomanPSMT" style:font-family-generic="roman"/>
    <style:font-face style:name="DoulosSIL1" svg:font-family="DoulosSIL" style:font-family-generic="swiss"/>
    <style:font-face style:name="TimesNewRomanPS-ItalicMT" svg:font-family="TimesNewRomanPS-ItalicMT" style:font-family-generic="swiss"/>
    <style:font-face style:name="TimesNewRomanPSMT" svg:font-family="TimesNewRomanPS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23/07/2017</text:date>, <text:time>12:1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7-07-23T11:08:49.27</meta:creation-date>
    <dc:date>2017-07-23T12:12:51.12</dc:date>
    <dc:creator>Guillaume Jacques</dc:creator>
    <meta:editing-duration>PT1H4M1S</meta:editing-duration>
    <meta:editing-cycles>7</meta:editing-cycles>
    <meta:generator>OpenOffice/4.0.1$Win32 OpenOffice.org_project/401m5$Build-9714</meta:generator>
    <meta:document-statistic meta:table-count="3" meta:cell-count="1339" meta:object-count="0"/>
  </office:meta>
</office:document-meta>
</file>